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2.790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3.5307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3.6272in"/>
    </style:style>
    <style:style style:name="co7" style:family="table-column">
      <style:table-column-properties fo:break-before="auto" style:column-width="4.5925in"/>
    </style:style>
    <style:style style:name="co8" style:family="table-column">
      <style:table-column-properties fo:break-before="auto" style:column-width="3.8634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uper_bowl_winn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1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inning team</text:p>
          </table:table-cell>
          <table:table-cell office:value-type="string" calcext:value-type="string">
            <text:p>winning confere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Losing team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state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05 !V</text:p>
          </table:table-cell>
          <table:table-cell office:value-type="string" calcext:value-type="string">
            <text:p>01971-01-17-0000January 17, 1971</text:p>
          </table:table-cell>
          <table:table-cell table:formula="of:=INT(RIGHT(LEFT([.B2]; 5); 4))" office:value-type="float" office:value="1971" calcext:value-type="float">
            <text:p>1971</text:p>
          </table:table-cell>
          <table:table-cell office:value-type="string" calcext:value-type="string">
            <text:p>Indianapolis Colts 02 !Baltimore Colts† (2)</text:p>
          </table:table-cell>
          <table:table-cell table:formula="of:=IF(ISNUMBER(FIND(&quot;*&quot;; [.D2])); &quot;NFC&quot;; IF(ISNUMBER(FIND(&quot;†&quot;; [.D2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1613 !16–13</text:p>
          </table:table-cell>
          <table:table-cell office:value-type="string" calcext:value-type="string">
            <text:p>Dallas Cowboys 01 !Dallas Cowboys*</text:p>
          </table:table-cell>
          <table:table-cell office:value-type="string" calcext:value-type="string">
            <text:p>Orange Bowl 03 !Orange Bowl (3)</text:p>
          </table:table-cell>
          <table:table-cell office:value-type="string" calcext:value-type="string">
            <text:p>Miami, Florida 03 !Miami, Florida (3)[note 2]</text:p>
          </table:table-cell>
          <table:table-cell table:formula="of:=LEFT([.I2]; FIND(&quot;,&quot;; [.I2])-1)" office:value-type="string" office:string-value="Miami" calcext:value-type="string">
            <text:p>Miami</text:p>
          </table:table-cell>
          <table:table-cell table:formula="of:=LEFT(RIGHT([.I2]; LEN([.I2]) - FIND(&quot;, &quot;; [.I2]; FIND(&quot;!&quot;; [.I2]))); IF(ISNUMBER(FIND(&quot;(&quot;; RIGHT([.I2]; LEN([.I2]) - FIND(&quot;, &quot;; [.I2]; FIND(&quot;!&quot;; [.I2]))))-2); FIND(&quot;(&quot;; RIGHT([.I2]; LEN([.I2]) - FIND(&quot;, &quot;; [.I2]; FIND(&quot;!&quot;; [.I2]))))-2; LEN(RIGHT([.I2]; LEN([.I2]) - FIND(&quot;, &quot;; [.I2]; FIND(&quot;!&quot;; [.I2]))))))" office:value-type="string" office:string-value=" Florida" calcext:value-type="string">
            <text:p><text:s/>Florida</text:p>
          </table:table-cell>
          <table:table-cell office:value-type="string" calcext:value-type="string">
            <text:p>079204 !79,204</text:p>
          </table:table-cell>
          <table:table-cell table:formula="of:=INT(LEFT([.L2]; 6))" office:value-type="float" office:value="79204" calcext:value-type="float">
            <text:p>79204</text:p>
          </table:table-cell>
          <table:table-cell office:value-type="string" calcext:value-type="string">
            <text:p>[15]</text:p>
          </table:table-cell>
        </table:table-row>
        <table:table-row table:style-name="ro1">
          <table:table-cell office:value-type="string" calcext:value-type="string">
            <text:p>06 !VI</text:p>
          </table:table-cell>
          <table:table-cell office:value-type="string" calcext:value-type="string">
            <text:p>01972-01-16-0000January 16, 1972</text:p>
          </table:table-cell>
          <table:table-cell table:formula="of:=INT(RIGHT(LEFT([.B3]; 5); 4))" office:value-type="float" office:value="1972" calcext:value-type="float">
            <text:p>1972</text:p>
          </table:table-cell>
          <table:table-cell office:value-type="string" calcext:value-type="string">
            <text:p>Dallas Cowboys 02 !Dallas Cowboys* (2)</text:p>
          </table:table-cell>
          <table:table-cell table:formula="of:=IF(ISNUMBER(FIND(&quot;*&quot;; [.D3])); &quot;NFC&quot;; IF(ISNUMBER(FIND(&quot;†&quot;; [.D3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403 !24–3</text:p>
          </table:table-cell>
          <table:table-cell office:value-type="string" calcext:value-type="string">
            <text:p>Miami Dolphins 01 !Miami Dolphins†</text:p>
          </table:table-cell>
          <table:table-cell office:value-type="string" calcext:value-type="string">
            <text:p>Tulane Stadium 02 !Tulane Stadium (2)</text:p>
          </table:table-cell>
          <table:table-cell office:value-type="string" calcext:value-type="string">
            <text:p>New Orleans, Louisiana 02 !New Orleans, Louisiana (2)</text:p>
          </table:table-cell>
          <table:table-cell table:formula="of:=LEFT([.I3]; FIND(&quot;,&quot;; [.I3])-1)" office:value-type="string" office:string-value="New Orleans" calcext:value-type="string">
            <text:p>New Orleans</text:p>
          </table:table-cell>
          <table:table-cell table:formula="of:=LEFT(RIGHT([.I3]; LEN([.I3]) - FIND(&quot;, &quot;; [.I3]; FIND(&quot;!&quot;; [.I3]))); IF(ISNUMBER(FIND(&quot;(&quot;; RIGHT([.I3]; LEN([.I3]) - FIND(&quot;, &quot;; [.I3]; FIND(&quot;!&quot;; [.I3]))))-2); FIND(&quot;(&quot;; RIGHT([.I3]; LEN([.I3]) - FIND(&quot;, &quot;; [.I3]; FIND(&quot;!&quot;; [.I3]))))-2; LEN(RIGHT([.I3]; LEN([.I3]) - FIND(&quot;, &quot;; [.I3]; FIND(&quot;!&quot;; [.I3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81023 !81,023</text:p>
          </table:table-cell>
          <table:table-cell table:formula="of:=INT(LEFT([.L3]; 6))" office:value-type="float" office:value="81023" calcext:value-type="float">
            <text:p>81023</text:p>
          </table:table-cell>
          <table:table-cell office:value-type="string" calcext:value-type="string">
            <text:p>[16]</text:p>
          </table:table-cell>
        </table:table-row>
        <table:table-row table:style-name="ro1">
          <table:table-cell office:value-type="string" calcext:value-type="string">
            <text:p>07 !VII</text:p>
          </table:table-cell>
          <table:table-cell office:value-type="string" calcext:value-type="string">
            <text:p>01973-01-14-0000January 14, 1973</text:p>
          </table:table-cell>
          <table:table-cell table:formula="of:=INT(RIGHT(LEFT([.B4]; 5); 4))" office:value-type="float" office:value="1973" calcext:value-type="float">
            <text:p>1973</text:p>
          </table:table-cell>
          <table:table-cell office:value-type="string" calcext:value-type="string">
            <text:p>Miami Dolphins 02 !Miami Dolphins† (2)</text:p>
          </table:table-cell>
          <table:table-cell table:formula="of:=IF(ISNUMBER(FIND(&quot;*&quot;; [.D4])); &quot;NFC&quot;; IF(ISNUMBER(FIND(&quot;†&quot;; [.D4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1407 !14–7</text:p>
          </table:table-cell>
          <table:table-cell office:value-type="string" calcext:value-type="string">
            <text:p>Washington Redskins 01 !Washington Redskins*</text:p>
          </table:table-cell>
          <table:table-cell office:value-type="string" calcext:value-type="string">
            <text:p>Los Angeles Memorial Coliseum 02 !Los Angeles Memorial Coliseum (2)</text:p>
          </table:table-cell>
          <table:table-cell office:value-type="string" calcext:value-type="string">
            <text:p>Pasadena, California 02 !Los Angeles, California (2)[note 1]</text:p>
          </table:table-cell>
          <table:table-cell table:formula="of:=LEFT([.I4]; FIND(&quot;,&quot;; [.I4])-1)" office:value-type="string" office:string-value="Pasadena" calcext:value-type="string">
            <text:p>Pasadena</text:p>
          </table:table-cell>
          <table:table-cell table:formula="of:=LEFT(RIGHT([.I4]; LEN([.I4]) - FIND(&quot;, &quot;; [.I4]; FIND(&quot;!&quot;; [.I4]))); IF(ISNUMBER(FIND(&quot;(&quot;; RIGHT([.I4]; LEN([.I4]) - FIND(&quot;, &quot;; [.I4]; FIND(&quot;!&quot;; [.I4]))))-2); FIND(&quot;(&quot;; RIGHT([.I4]; LEN([.I4]) - FIND(&quot;, &quot;; [.I4]; FIND(&quot;!&quot;; [.I4]))))-2; LEN(RIGHT([.I4]; LEN([.I4]) - FIND(&quot;, &quot;; [.I4]; FIND(&quot;!&quot;; [.I4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090182 !90,182</text:p>
          </table:table-cell>
          <table:table-cell table:formula="of:=INT(LEFT([.L4]; 6))" office:value-type="float" office:value="90182" calcext:value-type="float">
            <text:p>90182</text:p>
          </table:table-cell>
          <table:table-cell office:value-type="string" calcext:value-type="string">
            <text:p>[17]</text:p>
          </table:table-cell>
        </table:table-row>
        <table:table-row table:style-name="ro1">
          <table:table-cell office:value-type="string" calcext:value-type="string">
            <text:p>08 !VIII</text:p>
          </table:table-cell>
          <table:table-cell office:value-type="string" calcext:value-type="string">
            <text:p>01974-01-13-0000January 13, 1974</text:p>
          </table:table-cell>
          <table:table-cell table:formula="of:=INT(RIGHT(LEFT([.B5]; 5); 4))" office:value-type="float" office:value="1974" calcext:value-type="float">
            <text:p>1974</text:p>
          </table:table-cell>
          <table:table-cell office:value-type="string" calcext:value-type="string">
            <text:p>Miami Dolphins 03 !Miami Dolphins† (3)</text:p>
          </table:table-cell>
          <table:table-cell table:formula="of:=IF(ISNUMBER(FIND(&quot;*&quot;; [.D5])); &quot;NFC&quot;; IF(ISNUMBER(FIND(&quot;†&quot;; [.D5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407 !24–7</text:p>
          </table:table-cell>
          <table:table-cell office:value-type="string" calcext:value-type="string">
            <text:p>Minnesota Vikings 02 !Minnesota Vikings* (2)</text:p>
          </table:table-cell>
          <table:table-cell office:value-type="string" calcext:value-type="string">
            <text:p>Rice Stadium 01 !Rice Stadium</text:p>
          </table:table-cell>
          <table:table-cell office:value-type="string" calcext:value-type="string">
            <text:p>Houston, Texas 01 !Houston, Texas</text:p>
          </table:table-cell>
          <table:table-cell table:formula="of:=LEFT([.I5]; FIND(&quot;,&quot;; [.I5])-1)" office:value-type="string" office:string-value="Houston" calcext:value-type="string">
            <text:p>Houston</text:p>
          </table:table-cell>
          <table:table-cell table:formula="of:=LEFT(RIGHT([.I5]; LEN([.I5]) - FIND(&quot;, &quot;; [.I5]; FIND(&quot;!&quot;; [.I5]))); IF(ISNUMBER(FIND(&quot;(&quot;; RIGHT([.I5]; LEN([.I5]) - FIND(&quot;, &quot;; [.I5]; FIND(&quot;!&quot;; [.I5]))))-2); FIND(&quot;(&quot;; RIGHT([.I5]; LEN([.I5]) - FIND(&quot;, &quot;; [.I5]; FIND(&quot;!&quot;; [.I5]))))-2; LEN(RIGHT([.I5]; LEN([.I5]) - FIND(&quot;, &quot;; [.I5]; FIND(&quot;!&quot;; [.I5]))))))" office:value-type="string" office:string-value=" Texas" calcext:value-type="string">
            <text:p><text:s/>Texas</text:p>
          </table:table-cell>
          <table:table-cell office:value-type="string" calcext:value-type="string">
            <text:p>071882 !71,882</text:p>
          </table:table-cell>
          <table:table-cell table:formula="of:=INT(LEFT([.L5]; 6))" office:value-type="float" office:value="71882" calcext:value-type="float">
            <text:p>71882</text:p>
          </table:table-cell>
          <table:table-cell office:value-type="string" calcext:value-type="string">
            <text:p>[18]</text:p>
          </table:table-cell>
        </table:table-row>
        <table:table-row table:style-name="ro1">
          <table:table-cell office:value-type="string" calcext:value-type="string">
            <text:p>09 !IX</text:p>
          </table:table-cell>
          <table:table-cell office:value-type="string" calcext:value-type="string">
            <text:p>01975-01-12-0000January 12, 1975</text:p>
          </table:table-cell>
          <table:table-cell table:formula="of:=INT(RIGHT(LEFT([.B6]; 5); 4))" office:value-type="float" office:value="1975" calcext:value-type="float">
            <text:p>1975</text:p>
          </table:table-cell>
          <table:table-cell office:value-type="string" calcext:value-type="string">
            <text:p>Pittsburgh Steelers 01 !Pittsburgh Steelers†</text:p>
          </table:table-cell>
          <table:table-cell table:formula="of:=IF(ISNUMBER(FIND(&quot;*&quot;; [.D6])); &quot;NFC&quot;; IF(ISNUMBER(FIND(&quot;†&quot;; [.D6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1606 !16–6</text:p>
          </table:table-cell>
          <table:table-cell office:value-type="string" calcext:value-type="string">
            <text:p>Minnesota Vikings 03 !Minnesota Vikings* (3)</text:p>
          </table:table-cell>
          <table:table-cell office:value-type="string" calcext:value-type="string">
            <text:p>Tulane Stadium 03 !Tulane Stadium (3)</text:p>
          </table:table-cell>
          <table:table-cell office:value-type="string" calcext:value-type="string">
            <text:p>New Orleans, Louisiana 03 !New Orleans, Louisiana (3)</text:p>
          </table:table-cell>
          <table:table-cell table:formula="of:=LEFT([.I6]; FIND(&quot;,&quot;; [.I6])-1)" office:value-type="string" office:string-value="New Orleans" calcext:value-type="string">
            <text:p>New Orleans</text:p>
          </table:table-cell>
          <table:table-cell table:formula="of:=LEFT(RIGHT([.I6]; LEN([.I6]) - FIND(&quot;, &quot;; [.I6]; FIND(&quot;!&quot;; [.I6]))); IF(ISNUMBER(FIND(&quot;(&quot;; RIGHT([.I6]; LEN([.I6]) - FIND(&quot;, &quot;; [.I6]; FIND(&quot;!&quot;; [.I6]))))-2); FIND(&quot;(&quot;; RIGHT([.I6]; LEN([.I6]) - FIND(&quot;, &quot;; [.I6]; FIND(&quot;!&quot;; [.I6]))))-2; LEN(RIGHT([.I6]; LEN([.I6]) - FIND(&quot;, &quot;; [.I6]; FIND(&quot;!&quot;; [.I6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80997 !80,997</text:p>
          </table:table-cell>
          <table:table-cell table:formula="of:=INT(LEFT([.L6]; 6))" office:value-type="float" office:value="80997" calcext:value-type="float">
            <text:p>80997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string" calcext:value-type="string">
            <text:p>10 !X</text:p>
          </table:table-cell>
          <table:table-cell office:value-type="string" calcext:value-type="string">
            <text:p>01976-01-18-0000January 18, 1976</text:p>
          </table:table-cell>
          <table:table-cell table:formula="of:=INT(RIGHT(LEFT([.B7]; 5); 4))" office:value-type="float" office:value="1976" calcext:value-type="float">
            <text:p>1976</text:p>
          </table:table-cell>
          <table:table-cell office:value-type="string" calcext:value-type="string">
            <text:p>Pittsburgh Steelers 02 !Pittsburgh Steelers† (2)</text:p>
          </table:table-cell>
          <table:table-cell table:formula="of:=IF(ISNUMBER(FIND(&quot;*&quot;; [.D7])); &quot;NFC&quot;; IF(ISNUMBER(FIND(&quot;†&quot;; [.D7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117 !21–17</text:p>
          </table:table-cell>
          <table:table-cell office:value-type="string" calcext:value-type="string">
            <text:p>Dallas Cowboys 03 !Dallas Cowboys* (3)[note 3]</text:p>
          </table:table-cell>
          <table:table-cell office:value-type="string" calcext:value-type="string">
            <text:p>Orange Bowl 04 !Orange Bowl (4)</text:p>
          </table:table-cell>
          <table:table-cell office:value-type="string" calcext:value-type="string">
            <text:p>Miami, Florida 04 !Miami, Florida (4)[note 2]</text:p>
          </table:table-cell>
          <table:table-cell table:formula="of:=LEFT([.I7]; FIND(&quot;,&quot;; [.I7])-1)" office:value-type="string" office:string-value="Miami" calcext:value-type="string">
            <text:p>Miami</text:p>
          </table:table-cell>
          <table:table-cell table:formula="of:=LEFT(RIGHT([.I7]; LEN([.I7]) - FIND(&quot;, &quot;; [.I7]; FIND(&quot;!&quot;; [.I7]))); IF(ISNUMBER(FIND(&quot;(&quot;; RIGHT([.I7]; LEN([.I7]) - FIND(&quot;, &quot;; [.I7]; FIND(&quot;!&quot;; [.I7]))))-2); FIND(&quot;(&quot;; RIGHT([.I7]; LEN([.I7]) - FIND(&quot;, &quot;; [.I7]; FIND(&quot;!&quot;; [.I7]))))-2; LEN(RIGHT([.I7]; LEN([.I7]) - FIND(&quot;, &quot;; [.I7]; FIND(&quot;!&quot;; [.I7]))))))" office:value-type="string" office:string-value=" Florida" calcext:value-type="string">
            <text:p><text:s/>Florida</text:p>
          </table:table-cell>
          <table:table-cell office:value-type="string" calcext:value-type="string">
            <text:p>080187 !80,187</text:p>
          </table:table-cell>
          <table:table-cell table:formula="of:=INT(LEFT([.L7]; 6))" office:value-type="float" office:value="80187" calcext:value-type="float">
            <text:p>80187</text:p>
          </table:table-cell>
          <table:table-cell office:value-type="string" calcext:value-type="string">
            <text:p>[20]</text:p>
          </table:table-cell>
        </table:table-row>
        <table:table-row table:style-name="ro1">
          <table:table-cell office:value-type="string" calcext:value-type="string">
            <text:p>11 !XI</text:p>
          </table:table-cell>
          <table:table-cell office:value-type="string" calcext:value-type="string">
            <text:p>01977-01-09-0000January 9, 1977</text:p>
          </table:table-cell>
          <table:table-cell table:formula="of:=INT(RIGHT(LEFT([.B8]; 5); 4))" office:value-type="float" office:value="1977" calcext:value-type="float">
            <text:p>1977</text:p>
          </table:table-cell>
          <table:table-cell office:value-type="string" calcext:value-type="string">
            <text:p>Oakland Raiders 02 !Oakland Raiders† (2)</text:p>
          </table:table-cell>
          <table:table-cell table:formula="of:=IF(ISNUMBER(FIND(&quot;*&quot;; [.D8])); &quot;NFC&quot;; IF(ISNUMBER(FIND(&quot;†&quot;; [.D8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214 !32–14</text:p>
          </table:table-cell>
          <table:table-cell office:value-type="string" calcext:value-type="string">
            <text:p>Minnesota Vikings 04 !Minnesota Vikings* (4)</text:p>
          </table:table-cell>
          <table:table-cell office:value-type="string" calcext:value-type="string">
            <text:p>Rose Bowl 01 !Rose Bowl</text:p>
          </table:table-cell>
          <table:table-cell office:value-type="string" calcext:value-type="string">
            <text:p>Pasadena, California 03 !Pasadena, California (3)[note 1]</text:p>
          </table:table-cell>
          <table:table-cell table:formula="of:=LEFT([.I8]; FIND(&quot;,&quot;; [.I8])-1)" office:value-type="string" office:string-value="Pasadena" calcext:value-type="string">
            <text:p>Pasadena</text:p>
          </table:table-cell>
          <table:table-cell table:formula="of:=LEFT(RIGHT([.I8]; LEN([.I8]) - FIND(&quot;, &quot;; [.I8]; FIND(&quot;!&quot;; [.I8]))); IF(ISNUMBER(FIND(&quot;(&quot;; RIGHT([.I8]; LEN([.I8]) - FIND(&quot;, &quot;; [.I8]; FIND(&quot;!&quot;; [.I8]))))-2); FIND(&quot;(&quot;; RIGHT([.I8]; LEN([.I8]) - FIND(&quot;, &quot;; [.I8]; FIND(&quot;!&quot;; [.I8]))))-2; LEN(RIGHT([.I8]; LEN([.I8]) - FIND(&quot;, &quot;; [.I8]; FIND(&quot;!&quot;; [.I8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103438 !103,438</text:p>
          </table:table-cell>
          <table:table-cell table:formula="of:=INT(LEFT([.L8]; 6))" office:value-type="float" office:value="103438" calcext:value-type="float">
            <text:p>103438</text:p>
          </table:table-cell>
          <table:table-cell office:value-type="string" calcext:value-type="string">
            <text:p>[21]</text:p>
          </table:table-cell>
        </table:table-row>
        <table:table-row table:style-name="ro1">
          <table:table-cell office:value-type="string" calcext:value-type="string">
            <text:p>12 !XII</text:p>
          </table:table-cell>
          <table:table-cell office:value-type="string" calcext:value-type="string">
            <text:p>01978-01-15-0000January 15, 1978</text:p>
          </table:table-cell>
          <table:table-cell table:formula="of:=INT(RIGHT(LEFT([.B9]; 5); 4))" office:value-type="float" office:value="1978" calcext:value-type="float">
            <text:p>1978</text:p>
          </table:table-cell>
          <table:table-cell office:value-type="string" calcext:value-type="string">
            <text:p>Dallas Cowboys 04 !Dallas Cowboys* (4)</text:p>
          </table:table-cell>
          <table:table-cell table:formula="of:=IF(ISNUMBER(FIND(&quot;*&quot;; [.D9])); &quot;NFC&quot;; IF(ISNUMBER(FIND(&quot;†&quot;; [.D9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710 !27–10</text:p>
          </table:table-cell>
          <table:table-cell office:value-type="string" calcext:value-type="string">
            <text:p>Denver Broncos 01 !Denver Broncos†</text:p>
          </table:table-cell>
          <table:table-cell office:value-type="string" calcext:value-type="string">
            <text:p>Louisiana Superdome 01 !Louisiana Superdome</text:p>
          </table:table-cell>
          <table:table-cell office:value-type="string" calcext:value-type="string">
            <text:p>New Orleans, Louisiana 04 !New Orleans, Louisiana (4)</text:p>
          </table:table-cell>
          <table:table-cell table:formula="of:=LEFT([.I9]; FIND(&quot;,&quot;; [.I9])-1)" office:value-type="string" office:string-value="New Orleans" calcext:value-type="string">
            <text:p>New Orleans</text:p>
          </table:table-cell>
          <table:table-cell table:formula="of:=LEFT(RIGHT([.I9]; LEN([.I9]) - FIND(&quot;, &quot;; [.I9]; FIND(&quot;!&quot;; [.I9]))); IF(ISNUMBER(FIND(&quot;(&quot;; RIGHT([.I9]; LEN([.I9]) - FIND(&quot;, &quot;; [.I9]; FIND(&quot;!&quot;; [.I9]))))-2); FIND(&quot;(&quot;; RIGHT([.I9]; LEN([.I9]) - FIND(&quot;, &quot;; [.I9]; FIND(&quot;!&quot;; [.I9]))))-2; LEN(RIGHT([.I9]; LEN([.I9]) - FIND(&quot;, &quot;; [.I9]; FIND(&quot;!&quot;; [.I9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76400 !76,400</text:p>
          </table:table-cell>
          <table:table-cell table:formula="of:=INT(LEFT([.L9]; 6))" office:value-type="float" office:value="76400" calcext:value-type="float">
            <text:p>76400</text:p>
          </table:table-cell>
          <table:table-cell office:value-type="string" calcext:value-type="string">
            <text:p>[22]</text:p>
          </table:table-cell>
        </table:table-row>
        <table:table-row table:style-name="ro1">
          <table:table-cell office:value-type="string" calcext:value-type="string">
            <text:p>13 !XIII</text:p>
          </table:table-cell>
          <table:table-cell office:value-type="string" calcext:value-type="string">
            <text:p>01979-01-21-0000January 21, 1979</text:p>
          </table:table-cell>
          <table:table-cell table:formula="of:=INT(RIGHT(LEFT([.B10]; 5); 4))" office:value-type="float" office:value="1979" calcext:value-type="float">
            <text:p>1979</text:p>
          </table:table-cell>
          <table:table-cell office:value-type="string" calcext:value-type="string">
            <text:p>Pittsburgh Steelers 03 !Pittsburgh Steelers† (3)</text:p>
          </table:table-cell>
          <table:table-cell table:formula="of:=IF(ISNUMBER(FIND(&quot;*&quot;; [.D10])); &quot;NFC&quot;; IF(ISNUMBER(FIND(&quot;†&quot;; [.D10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531 !35–31</text:p>
          </table:table-cell>
          <table:table-cell office:value-type="string" calcext:value-type="string">
            <text:p>Dallas Cowboys 05 !Dallas Cowboys* (5)</text:p>
          </table:table-cell>
          <table:table-cell office:value-type="string" calcext:value-type="string">
            <text:p>Orange Bowl 05 !Orange Bowl (5)</text:p>
          </table:table-cell>
          <table:table-cell office:value-type="string" calcext:value-type="string">
            <text:p>Miami, Florida 05 !Miami, Florida (5)[note 2]</text:p>
          </table:table-cell>
          <table:table-cell table:formula="of:=LEFT([.I10]; FIND(&quot;,&quot;; [.I10])-1)" office:value-type="string" office:string-value="Miami" calcext:value-type="string">
            <text:p>Miami</text:p>
          </table:table-cell>
          <table:table-cell table:formula="of:=LEFT(RIGHT([.I10]; LEN([.I10]) - FIND(&quot;, &quot;; [.I10]; FIND(&quot;!&quot;; [.I10]))); IF(ISNUMBER(FIND(&quot;(&quot;; RIGHT([.I10]; LEN([.I10]) - FIND(&quot;, &quot;; [.I10]; FIND(&quot;!&quot;; [.I10]))))-2); FIND(&quot;(&quot;; RIGHT([.I10]; LEN([.I10]) - FIND(&quot;, &quot;; [.I10]; FIND(&quot;!&quot;; [.I10]))))-2; LEN(RIGHT([.I10]; LEN([.I10]) - FIND(&quot;, &quot;; [.I10]; FIND(&quot;!&quot;; [.I10]))))))" office:value-type="string" office:string-value=" Florida" calcext:value-type="string">
            <text:p><text:s/>Florida</text:p>
          </table:table-cell>
          <table:table-cell office:value-type="string" calcext:value-type="string">
            <text:p>079484 !79,484</text:p>
          </table:table-cell>
          <table:table-cell table:formula="of:=INT(LEFT([.L10]; 6))" office:value-type="float" office:value="79484" calcext:value-type="float">
            <text:p>79484</text:p>
          </table:table-cell>
          <table:table-cell office:value-type="string" calcext:value-type="string">
            <text:p>[23]</text:p>
          </table:table-cell>
        </table:table-row>
        <table:table-row table:style-name="ro1">
          <table:table-cell office:value-type="string" calcext:value-type="string">
            <text:p>14 !XIV</text:p>
          </table:table-cell>
          <table:table-cell office:value-type="string" calcext:value-type="string">
            <text:p>01980-01-20-0000January 20, 1980</text:p>
          </table:table-cell>
          <table:table-cell table:formula="of:=INT(RIGHT(LEFT([.B11]; 5); 4))" office:value-type="float" office:value="1980" calcext:value-type="float">
            <text:p>1980</text:p>
          </table:table-cell>
          <table:table-cell office:value-type="string" calcext:value-type="string">
            <text:p>Pittsburgh Steelers 04 !Pittsburgh Steelers† (4)</text:p>
          </table:table-cell>
          <table:table-cell table:formula="of:=IF(ISNUMBER(FIND(&quot;*&quot;; [.D11])); &quot;NFC&quot;; IF(ISNUMBER(FIND(&quot;†&quot;; [.D11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119 !31–19</text:p>
          </table:table-cell>
          <table:table-cell office:value-type="string" calcext:value-type="string">
            <text:p>St. Louis Rams 01 !Los Angeles Rams*</text:p>
          </table:table-cell>
          <table:table-cell office:value-type="string" calcext:value-type="string">
            <text:p>Rose Bowl 02 !Rose Bowl (2)</text:p>
          </table:table-cell>
          <table:table-cell office:value-type="string" calcext:value-type="string">
            <text:p>Pasadena, California 04 !Pasadena, California (4)[note 1]</text:p>
          </table:table-cell>
          <table:table-cell table:formula="of:=LEFT([.I11]; FIND(&quot;,&quot;; [.I11])-1)" office:value-type="string" office:string-value="Pasadena" calcext:value-type="string">
            <text:p>Pasadena</text:p>
          </table:table-cell>
          <table:table-cell table:formula="of:=LEFT(RIGHT([.I11]; LEN([.I11]) - FIND(&quot;, &quot;; [.I11]; FIND(&quot;!&quot;; [.I11]))); IF(ISNUMBER(FIND(&quot;(&quot;; RIGHT([.I11]; LEN([.I11]) - FIND(&quot;, &quot;; [.I11]; FIND(&quot;!&quot;; [.I11]))))-2); FIND(&quot;(&quot;; RIGHT([.I11]; LEN([.I11]) - FIND(&quot;, &quot;; [.I11]; FIND(&quot;!&quot;; [.I11]))))-2; LEN(RIGHT([.I11]; LEN([.I11]) - FIND(&quot;, &quot;; [.I11]; FIND(&quot;!&quot;; [.I11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103985 !103,985</text:p>
          </table:table-cell>
          <table:table-cell table:formula="of:=INT(LEFT([.L11]; 6))" office:value-type="float" office:value="103985" calcext:value-type="float">
            <text:p>103985</text:p>
          </table:table-cell>
          <table:table-cell office:value-type="string" calcext:value-type="string">
            <text:p>[24]</text:p>
          </table:table-cell>
        </table:table-row>
        <table:table-row table:style-name="ro1">
          <table:table-cell office:value-type="string" calcext:value-type="string">
            <text:p>15 !XV</text:p>
          </table:table-cell>
          <table:table-cell office:value-type="string" calcext:value-type="string">
            <text:p>01981-01-25-0000January 25, 1981</text:p>
          </table:table-cell>
          <table:table-cell table:formula="of:=INT(RIGHT(LEFT([.B12]; 5); 4))" office:value-type="float" office:value="1981" calcext:value-type="float">
            <text:p>1981</text:p>
          </table:table-cell>
          <table:table-cell office:value-type="string" calcext:value-type="string">
            <text:p>Oakland Raiders 03 !Oakland Raiders† (3)[note 3]</text:p>
          </table:table-cell>
          <table:table-cell table:formula="of:=IF(ISNUMBER(FIND(&quot;*&quot;; [.D12])); &quot;NFC&quot;; IF(ISNUMBER(FIND(&quot;†&quot;; [.D12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710 !27–10</text:p>
          </table:table-cell>
          <table:table-cell office:value-type="string" calcext:value-type="string">
            <text:p>Philadelphia Eagles 01 !Philadelphia Eagles*</text:p>
          </table:table-cell>
          <table:table-cell office:value-type="string" calcext:value-type="string">
            <text:p>Louisiana Superdome 02 !Louisiana Superdome (2)</text:p>
          </table:table-cell>
          <table:table-cell office:value-type="string" calcext:value-type="string">
            <text:p>New Orleans, Louisiana 05 !New Orleans, Louisiana (5)</text:p>
          </table:table-cell>
          <table:table-cell table:formula="of:=LEFT([.I12]; FIND(&quot;,&quot;; [.I12])-1)" office:value-type="string" office:string-value="New Orleans" calcext:value-type="string">
            <text:p>New Orleans</text:p>
          </table:table-cell>
          <table:table-cell table:formula="of:=LEFT(RIGHT([.I12]; LEN([.I12]) - FIND(&quot;, &quot;; [.I12]; FIND(&quot;!&quot;; [.I12]))); IF(ISNUMBER(FIND(&quot;(&quot;; RIGHT([.I12]; LEN([.I12]) - FIND(&quot;, &quot;; [.I12]; FIND(&quot;!&quot;; [.I12]))))-2); FIND(&quot;(&quot;; RIGHT([.I12]; LEN([.I12]) - FIND(&quot;, &quot;; [.I12]; FIND(&quot;!&quot;; [.I12]))))-2; LEN(RIGHT([.I12]; LEN([.I12]) - FIND(&quot;, &quot;; [.I12]; FIND(&quot;!&quot;; [.I12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76135 !76,135</text:p>
          </table:table-cell>
          <table:table-cell table:formula="of:=INT(LEFT([.L12]; 6))" office:value-type="float" office:value="76135" calcext:value-type="float">
            <text:p>76135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string" calcext:value-type="string">
            <text:p>16 !XVI</text:p>
          </table:table-cell>
          <table:table-cell office:value-type="string" calcext:value-type="string">
            <text:p>01982-01-24-0000January 24, 1982</text:p>
          </table:table-cell>
          <table:table-cell table:formula="of:=INT(RIGHT(LEFT([.B13]; 5); 4))" office:value-type="float" office:value="1982" calcext:value-type="float">
            <text:p>1982</text:p>
          </table:table-cell>
          <table:table-cell office:value-type="string" calcext:value-type="string">
            <text:p>San Francisco 49ers 01 !San Francisco 49ers*</text:p>
          </table:table-cell>
          <table:table-cell table:formula="of:=IF(ISNUMBER(FIND(&quot;*&quot;; [.D13])); &quot;NFC&quot;; IF(ISNUMBER(FIND(&quot;†&quot;; [.D13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621 !26–21</text:p>
          </table:table-cell>
          <table:table-cell office:value-type="string" calcext:value-type="string">
            <text:p>Cincinnati Bengals 01 !Cincinnati Bengals†</text:p>
          </table:table-cell>
          <table:table-cell office:value-type="string" calcext:value-type="string">
            <text:p>Pontiac Silverdome 01 !Pontiac Silverdome</text:p>
          </table:table-cell>
          <table:table-cell office:value-type="string" calcext:value-type="string">
            <text:p>Detroit, Michigan 01 !Pontiac, Michigan[note 1]</text:p>
          </table:table-cell>
          <table:table-cell table:formula="of:=LEFT([.I13]; FIND(&quot;,&quot;; [.I13])-1)" office:value-type="string" office:string-value="Detroit" calcext:value-type="string">
            <text:p>Detroit</text:p>
          </table:table-cell>
          <table:table-cell table:formula="of:=LEFT(RIGHT([.I13]; LEN([.I13]) - FIND(&quot;, &quot;; [.I13]; FIND(&quot;!&quot;; [.I13]))); IF(ISNUMBER(FIND(&quot;(&quot;; RIGHT([.I13]; LEN([.I13]) - FIND(&quot;, &quot;; [.I13]; FIND(&quot;!&quot;; [.I13]))))-2); FIND(&quot;(&quot;; RIGHT([.I13]; LEN([.I13]) - FIND(&quot;, &quot;; [.I13]; FIND(&quot;!&quot;; [.I13]))))-2; LEN(RIGHT([.I13]; LEN([.I13]) - FIND(&quot;, &quot;; [.I13]; FIND(&quot;!&quot;; [.I13]))))))" office:value-type="string" office:string-value=" Michigan[note 1]" calcext:value-type="string">
            <text:p><text:s/>Michigan[note 1]</text:p>
          </table:table-cell>
          <table:table-cell office:value-type="string" calcext:value-type="string">
            <text:p>081270 !81,270</text:p>
          </table:table-cell>
          <table:table-cell table:formula="of:=INT(LEFT([.L13]; 6))" office:value-type="float" office:value="81270" calcext:value-type="float">
            <text:p>81270</text:p>
          </table:table-cell>
          <table:table-cell office:value-type="string" calcext:value-type="string">
            <text:p>[26]</text:p>
          </table:table-cell>
        </table:table-row>
        <table:table-row table:style-name="ro1">
          <table:table-cell office:value-type="string" calcext:value-type="string">
            <text:p>17 !XVII</text:p>
          </table:table-cell>
          <table:table-cell office:value-type="string" calcext:value-type="string">
            <text:p>01983-01-30-0000January 30, 1983</text:p>
          </table:table-cell>
          <table:table-cell table:formula="of:=INT(RIGHT(LEFT([.B14]; 5); 4))" office:value-type="float" office:value="1983" calcext:value-type="float">
            <text:p>1983</text:p>
          </table:table-cell>
          <table:table-cell office:value-type="string" calcext:value-type="string">
            <text:p>Washington Redskins 02 !Washington Redskins* (2)</text:p>
          </table:table-cell>
          <table:table-cell table:formula="of:=IF(ISNUMBER(FIND(&quot;*&quot;; [.D14])); &quot;NFC&quot;; IF(ISNUMBER(FIND(&quot;†&quot;; [.D14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717 !27–17</text:p>
          </table:table-cell>
          <table:table-cell office:value-type="string" calcext:value-type="string">
            <text:p>Miami Dolphins 04 !Miami Dolphins† (4)</text:p>
          </table:table-cell>
          <table:table-cell office:value-type="string" calcext:value-type="string">
            <text:p>Rose Bowl 03 !Rose Bowl (3)</text:p>
          </table:table-cell>
          <table:table-cell office:value-type="string" calcext:value-type="string">
            <text:p>Pasadena, California 05 !Pasadena, California (5)[note 1]</text:p>
          </table:table-cell>
          <table:table-cell table:formula="of:=LEFT([.I14]; FIND(&quot;,&quot;; [.I14])-1)" office:value-type="string" office:string-value="Pasadena" calcext:value-type="string">
            <text:p>Pasadena</text:p>
          </table:table-cell>
          <table:table-cell table:formula="of:=LEFT(RIGHT([.I14]; LEN([.I14]) - FIND(&quot;, &quot;; [.I14]; FIND(&quot;!&quot;; [.I14]))); IF(ISNUMBER(FIND(&quot;(&quot;; RIGHT([.I14]; LEN([.I14]) - FIND(&quot;, &quot;; [.I14]; FIND(&quot;!&quot;; [.I14]))))-2); FIND(&quot;(&quot;; RIGHT([.I14]; LEN([.I14]) - FIND(&quot;, &quot;; [.I14]; FIND(&quot;!&quot;; [.I14]))))-2; LEN(RIGHT([.I14]; LEN([.I14]) - FIND(&quot;, &quot;; [.I14]; FIND(&quot;!&quot;; [.I14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103667 !103,667</text:p>
          </table:table-cell>
          <table:table-cell table:formula="of:=INT(LEFT([.L14]; 6))" office:value-type="float" office:value="103667" calcext:value-type="float">
            <text:p>103667</text:p>
          </table:table-cell>
          <table:table-cell office:value-type="string" calcext:value-type="string">
            <text:p>[27]</text:p>
          </table:table-cell>
        </table:table-row>
        <table:table-row table:style-name="ro1">
          <table:table-cell office:value-type="string" calcext:value-type="string">
            <text:p>18 !XVIII</text:p>
          </table:table-cell>
          <table:table-cell office:value-type="string" calcext:value-type="string">
            <text:p>01984-01-22-0000January 22, 1984</text:p>
          </table:table-cell>
          <table:table-cell table:formula="of:=INT(RIGHT(LEFT([.B15]; 5); 4))" office:value-type="float" office:value="1984" calcext:value-type="float">
            <text:p>1984</text:p>
          </table:table-cell>
          <table:table-cell office:value-type="string" calcext:value-type="string">
            <text:p>Oakland Raiders 04 !Los Angeles Raiders† (4)</text:p>
          </table:table-cell>
          <table:table-cell table:formula="of:=IF(ISNUMBER(FIND(&quot;*&quot;; [.D15])); &quot;NFC&quot;; IF(ISNUMBER(FIND(&quot;†&quot;; [.D15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809 !38–9</text:p>
          </table:table-cell>
          <table:table-cell office:value-type="string" calcext:value-type="string">
            <text:p>Washington Redskins 03 !Washington Redskins* (3)</text:p>
          </table:table-cell>
          <table:table-cell office:value-type="string" calcext:value-type="string">
            <text:p>Tampa Stadium 01 !Tampa Stadium</text:p>
          </table:table-cell>
          <table:table-cell office:value-type="string" calcext:value-type="string">
            <text:p>Tampa, Florida 01 !Tampa, Florida</text:p>
          </table:table-cell>
          <table:table-cell table:formula="of:=LEFT([.I15]; FIND(&quot;,&quot;; [.I15])-1)" office:value-type="string" office:string-value="Tampa" calcext:value-type="string">
            <text:p>Tampa</text:p>
          </table:table-cell>
          <table:table-cell table:formula="of:=LEFT(RIGHT([.I15]; LEN([.I15]) - FIND(&quot;, &quot;; [.I15]; FIND(&quot;!&quot;; [.I15]))); IF(ISNUMBER(FIND(&quot;(&quot;; RIGHT([.I15]; LEN([.I15]) - FIND(&quot;, &quot;; [.I15]; FIND(&quot;!&quot;; [.I15]))))-2); FIND(&quot;(&quot;; RIGHT([.I15]; LEN([.I15]) - FIND(&quot;, &quot;; [.I15]; FIND(&quot;!&quot;; [.I15]))))-2; LEN(RIGHT([.I15]; LEN([.I15]) - FIND(&quot;, &quot;; [.I15]; FIND(&quot;!&quot;; [.I15]))))))" office:value-type="string" office:string-value=" Florida" calcext:value-type="string">
            <text:p><text:s/>Florida</text:p>
          </table:table-cell>
          <table:table-cell office:value-type="string" calcext:value-type="string">
            <text:p>072920 !72,920</text:p>
          </table:table-cell>
          <table:table-cell table:formula="of:=INT(LEFT([.L15]; 6))" office:value-type="float" office:value="72920" calcext:value-type="float">
            <text:p>72920</text:p>
          </table:table-cell>
          <table:table-cell office:value-type="string" calcext:value-type="string">
            <text:p>[28]</text:p>
          </table:table-cell>
        </table:table-row>
        <table:table-row table:style-name="ro1">
          <table:table-cell office:value-type="string" calcext:value-type="string">
            <text:p>19 !XIX</text:p>
          </table:table-cell>
          <table:table-cell office:value-type="string" calcext:value-type="string">
            <text:p>01985-01-20-0000January 20, 1985</text:p>
          </table:table-cell>
          <table:table-cell table:formula="of:=INT(RIGHT(LEFT([.B16]; 5); 4))" office:value-type="float" office:value="1985" calcext:value-type="float">
            <text:p>1985</text:p>
          </table:table-cell>
          <table:table-cell office:value-type="string" calcext:value-type="string">
            <text:p>San Francisco 49ers 02 !San Francisco 49ers* (2)</text:p>
          </table:table-cell>
          <table:table-cell table:formula="of:=IF(ISNUMBER(FIND(&quot;*&quot;; [.D16])); &quot;NFC&quot;; IF(ISNUMBER(FIND(&quot;†&quot;; [.D16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3816 !38–16</text:p>
          </table:table-cell>
          <table:table-cell office:value-type="string" calcext:value-type="string">
            <text:p>Miami Dolphins 05 !Miami Dolphins† (5)</text:p>
          </table:table-cell>
          <table:table-cell office:value-type="string" calcext:value-type="string">
            <text:p>Stanford Stadium 01 !Stanford Stadium</text:p>
          </table:table-cell>
          <table:table-cell office:value-type="string" calcext:value-type="string">
            <text:p>Santa Clara, California 01 !Stanford, California[note 1]</text:p>
          </table:table-cell>
          <table:table-cell table:formula="of:=LEFT([.I16]; FIND(&quot;,&quot;; [.I16])-1)" office:value-type="string" office:string-value="Santa Clara" calcext:value-type="string">
            <text:p>Santa Clara</text:p>
          </table:table-cell>
          <table:table-cell table:formula="of:=LEFT(RIGHT([.I16]; LEN([.I16]) - FIND(&quot;, &quot;; [.I16]; FIND(&quot;!&quot;; [.I16]))); IF(ISNUMBER(FIND(&quot;(&quot;; RIGHT([.I16]; LEN([.I16]) - FIND(&quot;, &quot;; [.I16]; FIND(&quot;!&quot;; [.I16]))))-2); FIND(&quot;(&quot;; RIGHT([.I16]; LEN([.I16]) - FIND(&quot;, &quot;; [.I16]; FIND(&quot;!&quot;; [.I16]))))-2; LEN(RIGHT([.I16]; LEN([.I16]) - FIND(&quot;, &quot;; [.I16]; FIND(&quot;!&quot;; [.I16]))))))" office:value-type="string" office:string-value=" California[note 1]" calcext:value-type="string">
            <text:p><text:s/>California[note 1]</text:p>
          </table:table-cell>
          <table:table-cell office:value-type="string" calcext:value-type="string">
            <text:p>084059 !84,059</text:p>
          </table:table-cell>
          <table:table-cell table:formula="of:=INT(LEFT([.L16]; 6))" office:value-type="float" office:value="84059" calcext:value-type="float">
            <text:p>84059</text:p>
          </table:table-cell>
          <table:table-cell office:value-type="string" calcext:value-type="string">
            <text:p>[29]</text:p>
          </table:table-cell>
        </table:table-row>
        <table:table-row table:style-name="ro1">
          <table:table-cell office:value-type="string" calcext:value-type="string">
            <text:p>20 !XX</text:p>
          </table:table-cell>
          <table:table-cell office:value-type="string" calcext:value-type="string">
            <text:p>01986-01-26-0000January 26, 1986</text:p>
          </table:table-cell>
          <table:table-cell table:formula="of:=INT(RIGHT(LEFT([.B17]; 5); 4))" office:value-type="float" office:value="1986" calcext:value-type="float">
            <text:p>1986</text:p>
          </table:table-cell>
          <table:table-cell office:value-type="string" calcext:value-type="string">
            <text:p>Chicago Bears 01 !Chicago Bears*</text:p>
          </table:table-cell>
          <table:table-cell table:formula="of:=IF(ISNUMBER(FIND(&quot;*&quot;; [.D17])); &quot;NFC&quot;; IF(ISNUMBER(FIND(&quot;†&quot;; [.D17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4610 !46–10</text:p>
          </table:table-cell>
          <table:table-cell office:value-type="string" calcext:value-type="string">
            <text:p>New England Patriots 01 !New England Patriots†[note 3]</text:p>
          </table:table-cell>
          <table:table-cell office:value-type="string" calcext:value-type="string">
            <text:p>Louisiana Superdome 03 !Louisiana Superdome (3)</text:p>
          </table:table-cell>
          <table:table-cell office:value-type="string" calcext:value-type="string">
            <text:p>New Orleans, Louisiana 06 !New Orleans, Louisiana (6)</text:p>
          </table:table-cell>
          <table:table-cell table:formula="of:=LEFT([.I17]; FIND(&quot;,&quot;; [.I17])-1)" office:value-type="string" office:string-value="New Orleans" calcext:value-type="string">
            <text:p>New Orleans</text:p>
          </table:table-cell>
          <table:table-cell table:formula="of:=LEFT(RIGHT([.I17]; LEN([.I17]) - FIND(&quot;, &quot;; [.I17]; FIND(&quot;!&quot;; [.I17]))); IF(ISNUMBER(FIND(&quot;(&quot;; RIGHT([.I17]; LEN([.I17]) - FIND(&quot;, &quot;; [.I17]; FIND(&quot;!&quot;; [.I17]))))-2); FIND(&quot;(&quot;; RIGHT([.I17]; LEN([.I17]) - FIND(&quot;, &quot;; [.I17]; FIND(&quot;!&quot;; [.I17]))))-2; LEN(RIGHT([.I17]; LEN([.I17]) - FIND(&quot;, &quot;; [.I17]; FIND(&quot;!&quot;; [.I17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73818 !73,818</text:p>
          </table:table-cell>
          <table:table-cell table:formula="of:=INT(LEFT([.L17]; 6))" office:value-type="float" office:value="73818" calcext:value-type="float">
            <text:p>73818</text:p>
          </table:table-cell>
          <table:table-cell office:value-type="string" calcext:value-type="string">
            <text:p>[30]</text:p>
          </table:table-cell>
        </table:table-row>
        <table:table-row table:style-name="ro1">
          <table:table-cell office:value-type="string" calcext:value-type="string">
            <text:p>21 !XXI</text:p>
          </table:table-cell>
          <table:table-cell office:value-type="string" calcext:value-type="string">
            <text:p>01987-01-25-0000January 25, 1987</text:p>
          </table:table-cell>
          <table:table-cell table:formula="of:=INT(RIGHT(LEFT([.B18]; 5); 4))" office:value-type="float" office:value="1987" calcext:value-type="float">
            <text:p>1987</text:p>
          </table:table-cell>
          <table:table-cell office:value-type="string" calcext:value-type="string">
            <text:p>New York Giants 01 !New York Giants*</text:p>
          </table:table-cell>
          <table:table-cell table:formula="of:=IF(ISNUMBER(FIND(&quot;*&quot;; [.D18])); &quot;NFC&quot;; IF(ISNUMBER(FIND(&quot;†&quot;; [.D18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3920 !39–20</text:p>
          </table:table-cell>
          <table:table-cell office:value-type="string" calcext:value-type="string">
            <text:p>Denver Broncos 02 !Denver Broncos† (2)</text:p>
          </table:table-cell>
          <table:table-cell office:value-type="string" calcext:value-type="string">
            <text:p>Rose Bowl 04 !Rose Bowl (4)</text:p>
          </table:table-cell>
          <table:table-cell office:value-type="string" calcext:value-type="string">
            <text:p>Pasadena, California 06 !Pasadena, California (6)[note 1]</text:p>
          </table:table-cell>
          <table:table-cell table:formula="of:=LEFT([.I18]; FIND(&quot;,&quot;; [.I18])-1)" office:value-type="string" office:string-value="Pasadena" calcext:value-type="string">
            <text:p>Pasadena</text:p>
          </table:table-cell>
          <table:table-cell table:formula="of:=LEFT(RIGHT([.I18]; LEN([.I18]) - FIND(&quot;, &quot;; [.I18]; FIND(&quot;!&quot;; [.I18]))); IF(ISNUMBER(FIND(&quot;(&quot;; RIGHT([.I18]; LEN([.I18]) - FIND(&quot;, &quot;; [.I18]; FIND(&quot;!&quot;; [.I18]))))-2); FIND(&quot;(&quot;; RIGHT([.I18]; LEN([.I18]) - FIND(&quot;, &quot;; [.I18]; FIND(&quot;!&quot;; [.I18]))))-2; LEN(RIGHT([.I18]; LEN([.I18]) - FIND(&quot;, &quot;; [.I18]; FIND(&quot;!&quot;; [.I18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101063 !101,063</text:p>
          </table:table-cell>
          <table:table-cell table:formula="of:=INT(LEFT([.L18]; 6))" office:value-type="float" office:value="101063" calcext:value-type="float">
            <text:p>101063</text:p>
          </table:table-cell>
          <table:table-cell office:value-type="string" calcext:value-type="string">
            <text:p>[31]</text:p>
          </table:table-cell>
        </table:table-row>
        <table:table-row table:style-name="ro1">
          <table:table-cell office:value-type="string" calcext:value-type="string">
            <text:p>22 !XXII</text:p>
          </table:table-cell>
          <table:table-cell office:value-type="string" calcext:value-type="string">
            <text:p>01988-01-31-0000January 31, 1988</text:p>
          </table:table-cell>
          <table:table-cell table:formula="of:=INT(RIGHT(LEFT([.B19]; 5); 4))" office:value-type="float" office:value="1988" calcext:value-type="float">
            <text:p>1988</text:p>
          </table:table-cell>
          <table:table-cell office:value-type="string" calcext:value-type="string">
            <text:p>Washington Redskins 04 !Washington Redskins* (4)</text:p>
          </table:table-cell>
          <table:table-cell table:formula="of:=IF(ISNUMBER(FIND(&quot;*&quot;; [.D19])); &quot;NFC&quot;; IF(ISNUMBER(FIND(&quot;†&quot;; [.D19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4210 !42–10</text:p>
          </table:table-cell>
          <table:table-cell office:value-type="string" calcext:value-type="string">
            <text:p>Denver Broncos 03 !Denver Broncos† (3)</text:p>
          </table:table-cell>
          <table:table-cell office:value-type="string" calcext:value-type="string">
            <text:p>Jack Murphy Stadium 01 !Jack Murphy Stadium[note 4]</text:p>
          </table:table-cell>
          <table:table-cell office:value-type="string" calcext:value-type="string">
            <text:p>San Diego, California 01 !San Diego, California</text:p>
          </table:table-cell>
          <table:table-cell table:formula="of:=LEFT([.I19]; FIND(&quot;,&quot;; [.I19])-1)" office:value-type="string" office:string-value="San Diego" calcext:value-type="string">
            <text:p>San Diego</text:p>
          </table:table-cell>
          <table:table-cell table:formula="of:=LEFT(RIGHT([.I19]; LEN([.I19]) - FIND(&quot;, &quot;; [.I19]; FIND(&quot;!&quot;; [.I19]))); IF(ISNUMBER(FIND(&quot;(&quot;; RIGHT([.I19]; LEN([.I19]) - FIND(&quot;, &quot;; [.I19]; FIND(&quot;!&quot;; [.I19]))))-2); FIND(&quot;(&quot;; RIGHT([.I19]; LEN([.I19]) - FIND(&quot;, &quot;; [.I19]; FIND(&quot;!&quot;; [.I19]))))-2; LEN(RIGHT([.I19]; LEN([.I19]) - FIND(&quot;, &quot;; [.I19]; FIND(&quot;!&quot;; [.I19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073302 !73,302</text:p>
          </table:table-cell>
          <table:table-cell table:formula="of:=INT(LEFT([.L19]; 6))" office:value-type="float" office:value="73302" calcext:value-type="float">
            <text:p>73302</text:p>
          </table:table-cell>
          <table:table-cell office:value-type="string" calcext:value-type="string">
            <text:p>[36]</text:p>
          </table:table-cell>
        </table:table-row>
        <table:table-row table:style-name="ro1">
          <table:table-cell office:value-type="string" calcext:value-type="string">
            <text:p>23 !XXIII</text:p>
          </table:table-cell>
          <table:table-cell office:value-type="string" calcext:value-type="string">
            <text:p>01989-01-22-0000January 22, 1989</text:p>
          </table:table-cell>
          <table:table-cell table:formula="of:=INT(RIGHT(LEFT([.B20]; 5); 4))" office:value-type="float" office:value="1989" calcext:value-type="float">
            <text:p>1989</text:p>
          </table:table-cell>
          <table:table-cell office:value-type="string" calcext:value-type="string">
            <text:p>San Francisco 49ers 03 !San Francisco 49ers* (3)</text:p>
          </table:table-cell>
          <table:table-cell table:formula="of:=IF(ISNUMBER(FIND(&quot;*&quot;; [.D20])); &quot;NFC&quot;; IF(ISNUMBER(FIND(&quot;†&quot;; [.D20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016 !20–16</text:p>
          </table:table-cell>
          <table:table-cell office:value-type="string" calcext:value-type="string">
            <text:p>Cincinnati Bengals 02 !Cincinnati Bengals† (2)</text:p>
          </table:table-cell>
          <table:table-cell office:value-type="string" calcext:value-type="string">
            <text:p>Joe Robbie Stadium 01 !Joe Robbie Stadium[note 4]</text:p>
          </table:table-cell>
          <table:table-cell office:value-type="string" calcext:value-type="string">
            <text:p>Miami, Florida 06 !Miami Gardens, Florida (6)[note 2]</text:p>
          </table:table-cell>
          <table:table-cell table:formula="of:=LEFT([.I20]; FIND(&quot;,&quot;; [.I20])-1)" office:value-type="string" office:string-value="Miami" calcext:value-type="string">
            <text:p>Miami</text:p>
          </table:table-cell>
          <table:table-cell table:formula="of:=LEFT(RIGHT([.I20]; LEN([.I20]) - FIND(&quot;, &quot;; [.I20]; FIND(&quot;!&quot;; [.I20]))); IF(ISNUMBER(FIND(&quot;(&quot;; RIGHT([.I20]; LEN([.I20]) - FIND(&quot;, &quot;; [.I20]; FIND(&quot;!&quot;; [.I20]))))-2); FIND(&quot;(&quot;; RIGHT([.I20]; LEN([.I20]) - FIND(&quot;, &quot;; [.I20]; FIND(&quot;!&quot;; [.I20]))))-2; LEN(RIGHT([.I20]; LEN([.I20]) - FIND(&quot;, &quot;; [.I20]; FIND(&quot;!&quot;; [.I20]))))))" office:value-type="string" office:string-value=" Florida" calcext:value-type="string">
            <text:p><text:s/>Florida</text:p>
          </table:table-cell>
          <table:table-cell office:value-type="string" calcext:value-type="string">
            <text:p>075129 !75,129</text:p>
          </table:table-cell>
          <table:table-cell table:formula="of:=INT(LEFT([.L20]; 6))" office:value-type="float" office:value="75129" calcext:value-type="float">
            <text:p>75129</text:p>
          </table:table-cell>
          <table:table-cell office:value-type="string" calcext:value-type="string">
            <text:p>[37]</text:p>
          </table:table-cell>
        </table:table-row>
        <table:table-row table:style-name="ro1">
          <table:table-cell office:value-type="string" calcext:value-type="string">
            <text:p>24 !XXIV</text:p>
          </table:table-cell>
          <table:table-cell office:value-type="string" calcext:value-type="string">
            <text:p>01990-01-28-0000January 28, 1990</text:p>
          </table:table-cell>
          <table:table-cell table:formula="of:=INT(RIGHT(LEFT([.B21]; 5); 4))" office:value-type="float" office:value="1990" calcext:value-type="float">
            <text:p>1990</text:p>
          </table:table-cell>
          <table:table-cell office:value-type="string" calcext:value-type="string">
            <text:p>San Francisco 49ers 04 !San Francisco 49ers* (4)</text:p>
          </table:table-cell>
          <table:table-cell table:formula="of:=IF(ISNUMBER(FIND(&quot;*&quot;; [.D21])); &quot;NFC&quot;; IF(ISNUMBER(FIND(&quot;†&quot;; [.D21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5510 !55–10</text:p>
          </table:table-cell>
          <table:table-cell office:value-type="string" calcext:value-type="string">
            <text:p>Denver Broncos 04 !Denver Broncos† (4)</text:p>
          </table:table-cell>
          <table:table-cell office:value-type="string" calcext:value-type="string">
            <text:p>Louisiana Superdome 04 !Louisiana Superdome (4)</text:p>
          </table:table-cell>
          <table:table-cell office:value-type="string" calcext:value-type="string">
            <text:p>New Orleans, Louisiana 07 !New Orleans, Louisiana (7)</text:p>
          </table:table-cell>
          <table:table-cell table:formula="of:=LEFT([.I21]; FIND(&quot;,&quot;; [.I21])-1)" office:value-type="string" office:string-value="New Orleans" calcext:value-type="string">
            <text:p>New Orleans</text:p>
          </table:table-cell>
          <table:table-cell table:formula="of:=LEFT(RIGHT([.I21]; LEN([.I21]) - FIND(&quot;, &quot;; [.I21]; FIND(&quot;!&quot;; [.I21]))); IF(ISNUMBER(FIND(&quot;(&quot;; RIGHT([.I21]; LEN([.I21]) - FIND(&quot;, &quot;; [.I21]; FIND(&quot;!&quot;; [.I21]))))-2); FIND(&quot;(&quot;; RIGHT([.I21]; LEN([.I21]) - FIND(&quot;, &quot;; [.I21]; FIND(&quot;!&quot;; [.I21]))))-2; LEN(RIGHT([.I21]; LEN([.I21]) - FIND(&quot;, &quot;; [.I21]; FIND(&quot;!&quot;; [.I21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72919 !72,919</text:p>
          </table:table-cell>
          <table:table-cell table:formula="of:=INT(LEFT([.L21]; 6))" office:value-type="float" office:value="72919" calcext:value-type="float">
            <text:p>72919</text:p>
          </table:table-cell>
          <table:table-cell office:value-type="string" calcext:value-type="string">
            <text:p>[38]</text:p>
          </table:table-cell>
        </table:table-row>
        <table:table-row table:style-name="ro1">
          <table:table-cell office:value-type="string" calcext:value-type="string">
            <text:p>25 !XXV</text:p>
          </table:table-cell>
          <table:table-cell office:value-type="string" calcext:value-type="string">
            <text:p>01991-01-27-0000January 27, 1991</text:p>
          </table:table-cell>
          <table:table-cell table:formula="of:=INT(RIGHT(LEFT([.B22]; 5); 4))" office:value-type="float" office:value="1991" calcext:value-type="float">
            <text:p>1991</text:p>
          </table:table-cell>
          <table:table-cell office:value-type="string" calcext:value-type="string">
            <text:p>New York Giants 02 !New York Giants* (2)</text:p>
          </table:table-cell>
          <table:table-cell table:formula="of:=IF(ISNUMBER(FIND(&quot;*&quot;; [.D22])); &quot;NFC&quot;; IF(ISNUMBER(FIND(&quot;†&quot;; [.D22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019 !20–19</text:p>
          </table:table-cell>
          <table:table-cell office:value-type="string" calcext:value-type="string">
            <text:p>Buffalo Bills 01 !Buffalo Bills†</text:p>
          </table:table-cell>
          <table:table-cell office:value-type="string" calcext:value-type="string">
            <text:p>Tampa Stadium 02 !Tampa Stadium (2)</text:p>
          </table:table-cell>
          <table:table-cell office:value-type="string" calcext:value-type="string">
            <text:p>Tampa, Florida 02 !Tampa, Florida (2)</text:p>
          </table:table-cell>
          <table:table-cell table:formula="of:=LEFT([.I22]; FIND(&quot;,&quot;; [.I22])-1)" office:value-type="string" office:string-value="Tampa" calcext:value-type="string">
            <text:p>Tampa</text:p>
          </table:table-cell>
          <table:table-cell table:formula="of:=LEFT(RIGHT([.I22]; LEN([.I22]) - FIND(&quot;, &quot;; [.I22]; FIND(&quot;!&quot;; [.I22]))); IF(ISNUMBER(FIND(&quot;(&quot;; RIGHT([.I22]; LEN([.I22]) - FIND(&quot;, &quot;; [.I22]; FIND(&quot;!&quot;; [.I22]))))-2); FIND(&quot;(&quot;; RIGHT([.I22]; LEN([.I22]) - FIND(&quot;, &quot;; [.I22]; FIND(&quot;!&quot;; [.I22]))))-2; LEN(RIGHT([.I22]; LEN([.I22]) - FIND(&quot;, &quot;; [.I22]; FIND(&quot;!&quot;; [.I22]))))))" office:value-type="string" office:string-value=" Florida" calcext:value-type="string">
            <text:p><text:s/>Florida</text:p>
          </table:table-cell>
          <table:table-cell office:value-type="string" calcext:value-type="string">
            <text:p>073813 !73,813</text:p>
          </table:table-cell>
          <table:table-cell table:formula="of:=INT(LEFT([.L22]; 6))" office:value-type="float" office:value="73813" calcext:value-type="float">
            <text:p>73813</text:p>
          </table:table-cell>
          <table:table-cell office:value-type="string" calcext:value-type="string">
            <text:p>[39]</text:p>
          </table:table-cell>
        </table:table-row>
        <table:table-row table:style-name="ro1">
          <table:table-cell office:value-type="string" calcext:value-type="string">
            <text:p>26 !XXVI</text:p>
          </table:table-cell>
          <table:table-cell office:value-type="string" calcext:value-type="string">
            <text:p>01992-01-26-0000January 26, 1992</text:p>
          </table:table-cell>
          <table:table-cell table:formula="of:=INT(RIGHT(LEFT([.B23]; 5); 4))" office:value-type="float" office:value="1992" calcext:value-type="float">
            <text:p>1992</text:p>
          </table:table-cell>
          <table:table-cell office:value-type="string" calcext:value-type="string">
            <text:p>Washington Redskins 05 !Washington Redskins* (5)</text:p>
          </table:table-cell>
          <table:table-cell table:formula="of:=IF(ISNUMBER(FIND(&quot;*&quot;; [.D23])); &quot;NFC&quot;; IF(ISNUMBER(FIND(&quot;†&quot;; [.D23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3724 !37–24</text:p>
          </table:table-cell>
          <table:table-cell office:value-type="string" calcext:value-type="string">
            <text:p>Buffalo Bills 02 !Buffalo Bills† (2)</text:p>
          </table:table-cell>
          <table:table-cell office:value-type="string" calcext:value-type="string">
            <text:p>Metrodome 01 !Metrodome</text:p>
          </table:table-cell>
          <table:table-cell office:value-type="string" calcext:value-type="string">
            <text:p>Minneapolis, Minnesota !Minneapolis, Minnesota</text:p>
          </table:table-cell>
          <table:table-cell table:formula="of:=LEFT([.I23]; FIND(&quot;,&quot;; [.I23])-1)" office:value-type="string" office:string-value="Minneapolis" calcext:value-type="string">
            <text:p>Minneapolis</text:p>
          </table:table-cell>
          <table:table-cell table:formula="of:=LEFT(RIGHT([.I23]; LEN([.I23]) - FIND(&quot;, &quot;; [.I23]; FIND(&quot;!&quot;; [.I23]))); IF(ISNUMBER(FIND(&quot;(&quot;; RIGHT([.I23]; LEN([.I23]) - FIND(&quot;, &quot;; [.I23]; FIND(&quot;!&quot;; [.I23]))))-2); FIND(&quot;(&quot;; RIGHT([.I23]; LEN([.I23]) - FIND(&quot;, &quot;; [.I23]; FIND(&quot;!&quot;; [.I23]))))-2; LEN(RIGHT([.I23]; LEN([.I23]) - FIND(&quot;, &quot;; [.I23]; FIND(&quot;!&quot;; [.I23]))))))" office:value-type="string" office:string-value=" Minnesota" calcext:value-type="string">
            <text:p><text:s/>Minnesota</text:p>
          </table:table-cell>
          <table:table-cell office:value-type="string" calcext:value-type="string">
            <text:p>063130 !63,130</text:p>
          </table:table-cell>
          <table:table-cell table:formula="of:=INT(LEFT([.L23]; 6))" office:value-type="float" office:value="63130" calcext:value-type="float">
            <text:p>63130</text:p>
          </table:table-cell>
          <table:table-cell office:value-type="string" calcext:value-type="string">
            <text:p>[40]</text:p>
          </table:table-cell>
        </table:table-row>
        <table:table-row table:style-name="ro1">
          <table:table-cell office:value-type="string" calcext:value-type="string">
            <text:p>27 !XXVII</text:p>
          </table:table-cell>
          <table:table-cell office:value-type="string" calcext:value-type="string">
            <text:p>01993-01-31-0000January 31, 1993</text:p>
          </table:table-cell>
          <table:table-cell table:formula="of:=INT(RIGHT(LEFT([.B24]; 5); 4))" office:value-type="float" office:value="1993" calcext:value-type="float">
            <text:p>1993</text:p>
          </table:table-cell>
          <table:table-cell office:value-type="string" calcext:value-type="string">
            <text:p>Dallas Cowboys 06 !Dallas Cowboys* (6)</text:p>
          </table:table-cell>
          <table:table-cell table:formula="of:=IF(ISNUMBER(FIND(&quot;*&quot;; [.D24])); &quot;NFC&quot;; IF(ISNUMBER(FIND(&quot;†&quot;; [.D24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5217 !52–17</text:p>
          </table:table-cell>
          <table:table-cell office:value-type="string" calcext:value-type="string">
            <text:p>Buffalo Bills 03 !Buffalo Bills† (3)[note 3]</text:p>
          </table:table-cell>
          <table:table-cell office:value-type="string" calcext:value-type="string">
            <text:p>Rose Bowl 05 !Rose Bowl (5)</text:p>
          </table:table-cell>
          <table:table-cell office:value-type="string" calcext:value-type="string">
            <text:p>Pasadena, California 07 !Pasadena, California (7)[note 1]</text:p>
          </table:table-cell>
          <table:table-cell table:formula="of:=LEFT([.I24]; FIND(&quot;,&quot;; [.I24])-1)" office:value-type="string" office:string-value="Pasadena" calcext:value-type="string">
            <text:p>Pasadena</text:p>
          </table:table-cell>
          <table:table-cell table:formula="of:=LEFT(RIGHT([.I24]; LEN([.I24]) - FIND(&quot;, &quot;; [.I24]; FIND(&quot;!&quot;; [.I24]))); IF(ISNUMBER(FIND(&quot;(&quot;; RIGHT([.I24]; LEN([.I24]) - FIND(&quot;, &quot;; [.I24]; FIND(&quot;!&quot;; [.I24]))))-2); FIND(&quot;(&quot;; RIGHT([.I24]; LEN([.I24]) - FIND(&quot;, &quot;; [.I24]; FIND(&quot;!&quot;; [.I24]))))-2; LEN(RIGHT([.I24]; LEN([.I24]) - FIND(&quot;, &quot;; [.I24]; FIND(&quot;!&quot;; [.I24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098374 !98,374</text:p>
          </table:table-cell>
          <table:table-cell table:formula="of:=INT(LEFT([.L24]; 6))" office:value-type="float" office:value="98374" calcext:value-type="float">
            <text:p>98374</text:p>
          </table:table-cell>
          <table:table-cell office:value-type="string" calcext:value-type="string">
            <text:p>[41]</text:p>
          </table:table-cell>
        </table:table-row>
        <table:table-row table:style-name="ro1">
          <table:table-cell office:value-type="string" calcext:value-type="string">
            <text:p>28 !XXVIII</text:p>
          </table:table-cell>
          <table:table-cell office:value-type="string" calcext:value-type="string">
            <text:p>01994-01-30-0000January 30, 1994</text:p>
          </table:table-cell>
          <table:table-cell table:formula="of:=INT(RIGHT(LEFT([.B25]; 5); 4))" office:value-type="float" office:value="1994" calcext:value-type="float">
            <text:p>1994</text:p>
          </table:table-cell>
          <table:table-cell office:value-type="string" calcext:value-type="string">
            <text:p>Dallas Cowboys 07 !Dallas Cowboys* (7)</text:p>
          </table:table-cell>
          <table:table-cell table:formula="of:=IF(ISNUMBER(FIND(&quot;*&quot;; [.D25])); &quot;NFC&quot;; IF(ISNUMBER(FIND(&quot;†&quot;; [.D25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3013 !30–13</text:p>
          </table:table-cell>
          <table:table-cell office:value-type="string" calcext:value-type="string">
            <text:p>Buffalo Bills 04 !Buffalo Bills† (4)</text:p>
          </table:table-cell>
          <table:table-cell office:value-type="string" calcext:value-type="string">
            <text:p>Georgia Dome 01 !Georgia Dome</text:p>
          </table:table-cell>
          <table:table-cell office:value-type="string" calcext:value-type="string">
            <text:p>Atlanta, Georgia 01 !Atlanta, Georgia</text:p>
          </table:table-cell>
          <table:table-cell table:formula="of:=LEFT([.I25]; FIND(&quot;,&quot;; [.I25])-1)" office:value-type="string" office:string-value="Atlanta" calcext:value-type="string">
            <text:p>Atlanta</text:p>
          </table:table-cell>
          <table:table-cell table:formula="of:=LEFT(RIGHT([.I25]; LEN([.I25]) - FIND(&quot;, &quot;; [.I25]; FIND(&quot;!&quot;; [.I25]))); IF(ISNUMBER(FIND(&quot;(&quot;; RIGHT([.I25]; LEN([.I25]) - FIND(&quot;, &quot;; [.I25]; FIND(&quot;!&quot;; [.I25]))))-2); FIND(&quot;(&quot;; RIGHT([.I25]; LEN([.I25]) - FIND(&quot;, &quot;; [.I25]; FIND(&quot;!&quot;; [.I25]))))-2; LEN(RIGHT([.I25]; LEN([.I25]) - FIND(&quot;, &quot;; [.I25]; FIND(&quot;!&quot;; [.I25]))))))" office:value-type="string" office:string-value=" Georgia" calcext:value-type="string">
            <text:p><text:s/>Georgia</text:p>
          </table:table-cell>
          <table:table-cell office:value-type="string" calcext:value-type="string">
            <text:p>072817 !72,817</text:p>
          </table:table-cell>
          <table:table-cell table:formula="of:=INT(LEFT([.L25]; 6))" office:value-type="float" office:value="72817" calcext:value-type="float">
            <text:p>72817</text:p>
          </table:table-cell>
          <table:table-cell office:value-type="string" calcext:value-type="string">
            <text:p>[42]</text:p>
          </table:table-cell>
        </table:table-row>
        <table:table-row table:style-name="ro1">
          <table:table-cell office:value-type="string" calcext:value-type="string">
            <text:p>29 !XXIX</text:p>
          </table:table-cell>
          <table:table-cell office:value-type="string" calcext:value-type="string">
            <text:p>01995-01-29-0000January 29, 1995</text:p>
          </table:table-cell>
          <table:table-cell table:formula="of:=INT(RIGHT(LEFT([.B26]; 5); 4))" office:value-type="float" office:value="1995" calcext:value-type="float">
            <text:p>1995</text:p>
          </table:table-cell>
          <table:table-cell office:value-type="string" calcext:value-type="string">
            <text:p>San Francisco 49ers 05 !San Francisco 49ers* (5)</text:p>
          </table:table-cell>
          <table:table-cell table:formula="of:=IF(ISNUMBER(FIND(&quot;*&quot;; [.D26])); &quot;NFC&quot;; IF(ISNUMBER(FIND(&quot;†&quot;; [.D26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4926 !49–26</text:p>
          </table:table-cell>
          <table:table-cell office:value-type="string" calcext:value-type="string">
            <text:p>San Diego Chargers 01 !San Diego Chargers†</text:p>
          </table:table-cell>
          <table:table-cell office:value-type="string" calcext:value-type="string">
            <text:p>Joe Robbie Stadium 02 !Joe Robbie Stadium (2)[note 4]</text:p>
          </table:table-cell>
          <table:table-cell office:value-type="string" calcext:value-type="string">
            <text:p>Miami, Florida 07 !Miami Gardens, Florida (7)[note 2]</text:p>
          </table:table-cell>
          <table:table-cell table:formula="of:=LEFT([.I26]; FIND(&quot;,&quot;; [.I26])-1)" office:value-type="string" office:string-value="Miami" calcext:value-type="string">
            <text:p>Miami</text:p>
          </table:table-cell>
          <table:table-cell table:formula="of:=LEFT(RIGHT([.I26]; LEN([.I26]) - FIND(&quot;, &quot;; [.I26]; FIND(&quot;!&quot;; [.I26]))); IF(ISNUMBER(FIND(&quot;(&quot;; RIGHT([.I26]; LEN([.I26]) - FIND(&quot;, &quot;; [.I26]; FIND(&quot;!&quot;; [.I26]))))-2); FIND(&quot;(&quot;; RIGHT([.I26]; LEN([.I26]) - FIND(&quot;, &quot;; [.I26]; FIND(&quot;!&quot;; [.I26]))))-2; LEN(RIGHT([.I26]; LEN([.I26]) - FIND(&quot;, &quot;; [.I26]; FIND(&quot;!&quot;; [.I26]))))))" office:value-type="string" office:string-value=" Florida" calcext:value-type="string">
            <text:p><text:s/>Florida</text:p>
          </table:table-cell>
          <table:table-cell office:value-type="string" calcext:value-type="string">
            <text:p>074107 !74,107</text:p>
          </table:table-cell>
          <table:table-cell table:formula="of:=INT(LEFT([.L26]; 6))" office:value-type="float" office:value="74107" calcext:value-type="float">
            <text:p>74107</text:p>
          </table:table-cell>
          <table:table-cell office:value-type="string" calcext:value-type="string">
            <text:p>[43]</text:p>
          </table:table-cell>
        </table:table-row>
        <table:table-row table:style-name="ro1">
          <table:table-cell office:value-type="string" calcext:value-type="string">
            <text:p>30 !XXX</text:p>
          </table:table-cell>
          <table:table-cell office:value-type="string" calcext:value-type="string">
            <text:p>01996-01-28-0000January 28, 1996</text:p>
          </table:table-cell>
          <table:table-cell table:formula="of:=INT(RIGHT(LEFT([.B27]; 5); 4))" office:value-type="float" office:value="1996" calcext:value-type="float">
            <text:p>1996</text:p>
          </table:table-cell>
          <table:table-cell office:value-type="string" calcext:value-type="string">
            <text:p>Dallas Cowboys 08 !Dallas Cowboys* (8)</text:p>
          </table:table-cell>
          <table:table-cell table:formula="of:=IF(ISNUMBER(FIND(&quot;*&quot;; [.D27])); &quot;NFC&quot;; IF(ISNUMBER(FIND(&quot;†&quot;; [.D27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717 !27–17</text:p>
          </table:table-cell>
          <table:table-cell office:value-type="string" calcext:value-type="string">
            <text:p>Pittsburgh Steelers 05 !Pittsburgh Steelers† (5)</text:p>
          </table:table-cell>
          <table:table-cell office:value-type="string" calcext:value-type="string">
            <text:p>Sun Devil Stadium 01 !Sun Devil Stadium</text:p>
          </table:table-cell>
          <table:table-cell office:value-type="string" calcext:value-type="string">
            <text:p>Glendale, Arizona 01 !Tempe, Arizona[note 1]</text:p>
          </table:table-cell>
          <table:table-cell table:formula="of:=LEFT([.I27]; FIND(&quot;,&quot;; [.I27])-1)" office:value-type="string" office:string-value="Glendale" calcext:value-type="string">
            <text:p>Glendale</text:p>
          </table:table-cell>
          <table:table-cell table:formula="of:=LEFT(RIGHT([.I27]; LEN([.I27]) - FIND(&quot;, &quot;; [.I27]; FIND(&quot;!&quot;; [.I27]))); IF(ISNUMBER(FIND(&quot;(&quot;; RIGHT([.I27]; LEN([.I27]) - FIND(&quot;, &quot;; [.I27]; FIND(&quot;!&quot;; [.I27]))))-2); FIND(&quot;(&quot;; RIGHT([.I27]; LEN([.I27]) - FIND(&quot;, &quot;; [.I27]; FIND(&quot;!&quot;; [.I27]))))-2; LEN(RIGHT([.I27]; LEN([.I27]) - FIND(&quot;, &quot;; [.I27]; FIND(&quot;!&quot;; [.I27]))))))" office:value-type="string" office:string-value=" Arizona[note 1]" calcext:value-type="string">
            <text:p><text:s/>Arizona[note 1]</text:p>
          </table:table-cell>
          <table:table-cell office:value-type="string" calcext:value-type="string">
            <text:p>076347 !76,347</text:p>
          </table:table-cell>
          <table:table-cell table:formula="of:=INT(LEFT([.L27]; 6))" office:value-type="float" office:value="76347" calcext:value-type="float">
            <text:p>76347</text:p>
          </table:table-cell>
          <table:table-cell office:value-type="string" calcext:value-type="string">
            <text:p>[44]</text:p>
          </table:table-cell>
        </table:table-row>
        <table:table-row table:style-name="ro1">
          <table:table-cell office:value-type="string" calcext:value-type="string">
            <text:p>31 !XXXI</text:p>
          </table:table-cell>
          <table:table-cell office:value-type="string" calcext:value-type="string">
            <text:p>01997-01-26-0000January 26, 1997</text:p>
          </table:table-cell>
          <table:table-cell table:formula="of:=INT(RIGHT(LEFT([.B28]; 5); 4))" office:value-type="float" office:value="1997" calcext:value-type="float">
            <text:p>1997</text:p>
          </table:table-cell>
          <table:table-cell office:value-type="string" calcext:value-type="string">
            <text:p>Green Bay Packers 03 !Green Bay Packers* (3)</text:p>
          </table:table-cell>
          <table:table-cell table:formula="of:=IF(ISNUMBER(FIND(&quot;*&quot;; [.D28])); &quot;NFC&quot;; IF(ISNUMBER(FIND(&quot;†&quot;; [.D28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3521 !35–21</text:p>
          </table:table-cell>
          <table:table-cell office:value-type="string" calcext:value-type="string">
            <text:p>New England Patriots 02 !New England Patriots† (2)</text:p>
          </table:table-cell>
          <table:table-cell office:value-type="string" calcext:value-type="string">
            <text:p>Louisiana Superdome 05 !Louisiana Superdome (5)</text:p>
          </table:table-cell>
          <table:table-cell office:value-type="string" calcext:value-type="string">
            <text:p>New Orleans, Louisiana 08 !New Orleans, Louisiana (8)</text:p>
          </table:table-cell>
          <table:table-cell table:formula="of:=LEFT([.I28]; FIND(&quot;,&quot;; [.I28])-1)" office:value-type="string" office:string-value="New Orleans" calcext:value-type="string">
            <text:p>New Orleans</text:p>
          </table:table-cell>
          <table:table-cell table:formula="of:=LEFT(RIGHT([.I28]; LEN([.I28]) - FIND(&quot;, &quot;; [.I28]; FIND(&quot;!&quot;; [.I28]))); IF(ISNUMBER(FIND(&quot;(&quot;; RIGHT([.I28]; LEN([.I28]) - FIND(&quot;, &quot;; [.I28]; FIND(&quot;!&quot;; [.I28]))))-2); FIND(&quot;(&quot;; RIGHT([.I28]; LEN([.I28]) - FIND(&quot;, &quot;; [.I28]; FIND(&quot;!&quot;; [.I28]))))-2; LEN(RIGHT([.I28]; LEN([.I28]) - FIND(&quot;, &quot;; [.I28]; FIND(&quot;!&quot;; [.I28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72301 !72,301</text:p>
          </table:table-cell>
          <table:table-cell table:formula="of:=INT(LEFT([.L28]; 6))" office:value-type="float" office:value="72301" calcext:value-type="float">
            <text:p>72301</text:p>
          </table:table-cell>
          <table:table-cell office:value-type="string" calcext:value-type="string">
            <text:p>[45]</text:p>
          </table:table-cell>
        </table:table-row>
        <table:table-row table:style-name="ro1">
          <table:table-cell office:value-type="string" calcext:value-type="string">
            <text:p>32 !XXXII</text:p>
          </table:table-cell>
          <table:table-cell office:value-type="string" calcext:value-type="string">
            <text:p>01998-01-25-0000January 25, 1998</text:p>
          </table:table-cell>
          <table:table-cell table:formula="of:=INT(RIGHT(LEFT([.B29]; 5); 4))" office:value-type="float" office:value="1998" calcext:value-type="float">
            <text:p>1998</text:p>
          </table:table-cell>
          <table:table-cell office:value-type="string" calcext:value-type="string">
            <text:p>Denver Broncos 05 !Denver Broncos† (5)[note 3]</text:p>
          </table:table-cell>
          <table:table-cell table:formula="of:=IF(ISNUMBER(FIND(&quot;*&quot;; [.D29])); &quot;NFC&quot;; IF(ISNUMBER(FIND(&quot;†&quot;; [.D29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124 !31–24</text:p>
          </table:table-cell>
          <table:table-cell office:value-type="string" calcext:value-type="string">
            <text:p>Green Bay Packers 04 !Green Bay Packers* (4)</text:p>
          </table:table-cell>
          <table:table-cell office:value-type="string" calcext:value-type="string">
            <text:p>Jack Murphy Stadium 02 !Qualcomm Stadium (2)[note 4]</text:p>
          </table:table-cell>
          <table:table-cell office:value-type="string" calcext:value-type="string">
            <text:p>San Diego, California 02 !San Diego, California (2)</text:p>
          </table:table-cell>
          <table:table-cell table:formula="of:=LEFT([.I29]; FIND(&quot;,&quot;; [.I29])-1)" office:value-type="string" office:string-value="San Diego" calcext:value-type="string">
            <text:p>San Diego</text:p>
          </table:table-cell>
          <table:table-cell table:formula="of:=LEFT(RIGHT([.I29]; LEN([.I29]) - FIND(&quot;, &quot;; [.I29]; FIND(&quot;!&quot;; [.I29]))); IF(ISNUMBER(FIND(&quot;(&quot;; RIGHT([.I29]; LEN([.I29]) - FIND(&quot;, &quot;; [.I29]; FIND(&quot;!&quot;; [.I29]))))-2); FIND(&quot;(&quot;; RIGHT([.I29]; LEN([.I29]) - FIND(&quot;, &quot;; [.I29]; FIND(&quot;!&quot;; [.I29]))))-2; LEN(RIGHT([.I29]; LEN([.I29]) - FIND(&quot;, &quot;; [.I29]; FIND(&quot;!&quot;; [.I29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068912 !68,912</text:p>
          </table:table-cell>
          <table:table-cell table:formula="of:=INT(LEFT([.L29]; 6))" office:value-type="float" office:value="68912" calcext:value-type="float">
            <text:p>68912</text:p>
          </table:table-cell>
          <table:table-cell office:value-type="string" calcext:value-type="string">
            <text:p>[46]</text:p>
          </table:table-cell>
        </table:table-row>
        <table:table-row table:style-name="ro1">
          <table:table-cell office:value-type="string" calcext:value-type="string">
            <text:p>33 !XXXIII</text:p>
          </table:table-cell>
          <table:table-cell office:value-type="string" calcext:value-type="string">
            <text:p>01999-01-31-0000January 31, 1999</text:p>
          </table:table-cell>
          <table:table-cell table:formula="of:=INT(RIGHT(LEFT([.B30]; 5); 4))" office:value-type="float" office:value="1999" calcext:value-type="float">
            <text:p>1999</text:p>
          </table:table-cell>
          <table:table-cell office:value-type="string" calcext:value-type="string">
            <text:p>Denver Broncos 06 !Denver Broncos† (6)</text:p>
          </table:table-cell>
          <table:table-cell table:formula="of:=IF(ISNUMBER(FIND(&quot;*&quot;; [.D30])); &quot;NFC&quot;; IF(ISNUMBER(FIND(&quot;†&quot;; [.D30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419 !34–19</text:p>
          </table:table-cell>
          <table:table-cell office:value-type="string" calcext:value-type="string">
            <text:p>Atlanta Falcons 01 !Atlanta Falcons*</text:p>
          </table:table-cell>
          <table:table-cell office:value-type="string" calcext:value-type="string">
            <text:p>Joe Robbie Stadium 03 !Pro Player Stadium (3)[note 4]</text:p>
          </table:table-cell>
          <table:table-cell office:value-type="string" calcext:value-type="string">
            <text:p>Miami, Florida 08 !Miami Gardens, Florida (8)[note 2]</text:p>
          </table:table-cell>
          <table:table-cell table:formula="of:=LEFT([.I30]; FIND(&quot;,&quot;; [.I30])-1)" office:value-type="string" office:string-value="Miami" calcext:value-type="string">
            <text:p>Miami</text:p>
          </table:table-cell>
          <table:table-cell table:formula="of:=LEFT(RIGHT([.I30]; LEN([.I30]) - FIND(&quot;, &quot;; [.I30]; FIND(&quot;!&quot;; [.I30]))); IF(ISNUMBER(FIND(&quot;(&quot;; RIGHT([.I30]; LEN([.I30]) - FIND(&quot;, &quot;; [.I30]; FIND(&quot;!&quot;; [.I30]))))-2); FIND(&quot;(&quot;; RIGHT([.I30]; LEN([.I30]) - FIND(&quot;, &quot;; [.I30]; FIND(&quot;!&quot;; [.I30]))))-2; LEN(RIGHT([.I30]; LEN([.I30]) - FIND(&quot;, &quot;; [.I30]; FIND(&quot;!&quot;; [.I30]))))))" office:value-type="string" office:string-value=" Florida" calcext:value-type="string">
            <text:p><text:s/>Florida</text:p>
          </table:table-cell>
          <table:table-cell office:value-type="string" calcext:value-type="string">
            <text:p>074803 !74,803</text:p>
          </table:table-cell>
          <table:table-cell table:formula="of:=INT(LEFT([.L30]; 6))" office:value-type="float" office:value="74803" calcext:value-type="float">
            <text:p>74803</text:p>
          </table:table-cell>
          <table:table-cell office:value-type="string" calcext:value-type="string">
            <text:p>[47]</text:p>
          </table:table-cell>
        </table:table-row>
        <table:table-row table:style-name="ro1">
          <table:table-cell office:value-type="string" calcext:value-type="string">
            <text:p>34 !XXXIV</text:p>
          </table:table-cell>
          <table:table-cell office:value-type="string" calcext:value-type="string">
            <text:p>02000-01-30-0000January 30, 2000</text:p>
          </table:table-cell>
          <table:table-cell table:formula="of:=INT(RIGHT(LEFT([.B31]; 5); 4))" office:value-type="float" office:value="2000" calcext:value-type="float">
            <text:p>2000</text:p>
          </table:table-cell>
          <table:table-cell office:value-type="string" calcext:value-type="string">
            <text:p>St. Louis Rams 02 !St. Louis Rams* (2)</text:p>
          </table:table-cell>
          <table:table-cell table:formula="of:=IF(ISNUMBER(FIND(&quot;*&quot;; [.D31])); &quot;NFC&quot;; IF(ISNUMBER(FIND(&quot;†&quot;; [.D31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316 !23–16</text:p>
          </table:table-cell>
          <table:table-cell office:value-type="string" calcext:value-type="string">
            <text:p>Tennessee Titans 01 !Tennessee Titans†[note 3]</text:p>
          </table:table-cell>
          <table:table-cell office:value-type="string" calcext:value-type="string">
            <text:p>Georgia Dome 02 !Georgia Dome (2)</text:p>
          </table:table-cell>
          <table:table-cell office:value-type="string" calcext:value-type="string">
            <text:p>Atlanta, Georgia 02 !Atlanta, Georgia (2)</text:p>
          </table:table-cell>
          <table:table-cell table:formula="of:=LEFT([.I31]; FIND(&quot;,&quot;; [.I31])-1)" office:value-type="string" office:string-value="Atlanta" calcext:value-type="string">
            <text:p>Atlanta</text:p>
          </table:table-cell>
          <table:table-cell table:formula="of:=LEFT(RIGHT([.I31]; LEN([.I31]) - FIND(&quot;, &quot;; [.I31]; FIND(&quot;!&quot;; [.I31]))); IF(ISNUMBER(FIND(&quot;(&quot;; RIGHT([.I31]; LEN([.I31]) - FIND(&quot;, &quot;; [.I31]; FIND(&quot;!&quot;; [.I31]))))-2); FIND(&quot;(&quot;; RIGHT([.I31]; LEN([.I31]) - FIND(&quot;, &quot;; [.I31]; FIND(&quot;!&quot;; [.I31]))))-2; LEN(RIGHT([.I31]; LEN([.I31]) - FIND(&quot;, &quot;; [.I31]; FIND(&quot;!&quot;; [.I31]))))))" office:value-type="string" office:string-value=" Georgia" calcext:value-type="string">
            <text:p><text:s/>Georgia</text:p>
          </table:table-cell>
          <table:table-cell office:value-type="string" calcext:value-type="string">
            <text:p>072625 !72,625</text:p>
          </table:table-cell>
          <table:table-cell table:formula="of:=INT(LEFT([.L31]; 6))" office:value-type="float" office:value="72625" calcext:value-type="float">
            <text:p>72625</text:p>
          </table:table-cell>
          <table:table-cell office:value-type="string" calcext:value-type="string">
            <text:p>[48]</text:p>
          </table:table-cell>
        </table:table-row>
        <table:table-row table:style-name="ro1">
          <table:table-cell office:value-type="string" calcext:value-type="string">
            <text:p>35 !XXXV</text:p>
          </table:table-cell>
          <table:table-cell office:value-type="string" calcext:value-type="string">
            <text:p>02001-01-28-0000January 28, 2001</text:p>
          </table:table-cell>
          <table:table-cell table:formula="of:=INT(RIGHT(LEFT([.B32]; 5); 4))" office:value-type="float" office:value="2001" calcext:value-type="float">
            <text:p>2001</text:p>
          </table:table-cell>
          <table:table-cell office:value-type="string" calcext:value-type="string">
            <text:p>Baltimore Ravens 01 !Baltimore Ravens†[note 3]</text:p>
          </table:table-cell>
          <table:table-cell table:formula="of:=IF(ISNUMBER(FIND(&quot;*&quot;; [.D32])); &quot;NFC&quot;; IF(ISNUMBER(FIND(&quot;†&quot;; [.D32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407 !34–7</text:p>
          </table:table-cell>
          <table:table-cell office:value-type="string" calcext:value-type="string">
            <text:p>New York Giants 03 !New York Giants* (3)</text:p>
          </table:table-cell>
          <table:table-cell office:value-type="string" calcext:value-type="string">
            <text:p>Raymond James Stadium 01 !Raymond James Stadium</text:p>
          </table:table-cell>
          <table:table-cell office:value-type="string" calcext:value-type="string">
            <text:p>Tampa, Florida 03 !Tampa, Florida (3)</text:p>
          </table:table-cell>
          <table:table-cell table:formula="of:=LEFT([.I32]; FIND(&quot;,&quot;; [.I32])-1)" office:value-type="string" office:string-value="Tampa" calcext:value-type="string">
            <text:p>Tampa</text:p>
          </table:table-cell>
          <table:table-cell table:formula="of:=LEFT(RIGHT([.I32]; LEN([.I32]) - FIND(&quot;, &quot;; [.I32]; FIND(&quot;!&quot;; [.I32]))); IF(ISNUMBER(FIND(&quot;(&quot;; RIGHT([.I32]; LEN([.I32]) - FIND(&quot;, &quot;; [.I32]; FIND(&quot;!&quot;; [.I32]))))-2); FIND(&quot;(&quot;; RIGHT([.I32]; LEN([.I32]) - FIND(&quot;, &quot;; [.I32]; FIND(&quot;!&quot;; [.I32]))))-2; LEN(RIGHT([.I32]; LEN([.I32]) - FIND(&quot;, &quot;; [.I32]; FIND(&quot;!&quot;; [.I32]))))))" office:value-type="string" office:string-value=" Florida" calcext:value-type="string">
            <text:p><text:s/>Florida</text:p>
          </table:table-cell>
          <table:table-cell office:value-type="string" calcext:value-type="string">
            <text:p>071921 !71,921</text:p>
          </table:table-cell>
          <table:table-cell table:formula="of:=INT(LEFT([.L32]; 6))" office:value-type="float" office:value="71921" calcext:value-type="float">
            <text:p>71921</text:p>
          </table:table-cell>
          <table:table-cell office:value-type="string" calcext:value-type="string">
            <text:p>[49]</text:p>
          </table:table-cell>
        </table:table-row>
        <table:table-row table:style-name="ro1">
          <table:table-cell office:value-type="string" calcext:value-type="string">
            <text:p>36 !XXXVI</text:p>
          </table:table-cell>
          <table:table-cell office:value-type="string" calcext:value-type="string">
            <text:p>02002-02-03-0000February 3, 2002</text:p>
          </table:table-cell>
          <table:table-cell table:formula="of:=INT(RIGHT(LEFT([.B33]; 5); 4))" office:value-type="float" office:value="2002" calcext:value-type="float">
            <text:p>2002</text:p>
          </table:table-cell>
          <table:table-cell office:value-type="string" calcext:value-type="string">
            <text:p>New England Patriots 03 !New England Patriots† (3)</text:p>
          </table:table-cell>
          <table:table-cell table:formula="of:=IF(ISNUMBER(FIND(&quot;*&quot;; [.D33])); &quot;NFC&quot;; IF(ISNUMBER(FIND(&quot;†&quot;; [.D33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017 !20–17</text:p>
          </table:table-cell>
          <table:table-cell office:value-type="string" calcext:value-type="string">
            <text:p>St. Louis Rams 03 !St. Louis Rams* (3)</text:p>
          </table:table-cell>
          <table:table-cell office:value-type="string" calcext:value-type="string">
            <text:p>Louisiana Superdome 06 !Louisiana Superdome (6)</text:p>
          </table:table-cell>
          <table:table-cell office:value-type="string" calcext:value-type="string">
            <text:p>New Orleans, Louisiana 09 !New Orleans, Louisiana (9)</text:p>
          </table:table-cell>
          <table:table-cell table:formula="of:=LEFT([.I33]; FIND(&quot;,&quot;; [.I33])-1)" office:value-type="string" office:string-value="New Orleans" calcext:value-type="string">
            <text:p>New Orleans</text:p>
          </table:table-cell>
          <table:table-cell table:formula="of:=LEFT(RIGHT([.I33]; LEN([.I33]) - FIND(&quot;, &quot;; [.I33]; FIND(&quot;!&quot;; [.I33]))); IF(ISNUMBER(FIND(&quot;(&quot;; RIGHT([.I33]; LEN([.I33]) - FIND(&quot;, &quot;; [.I33]; FIND(&quot;!&quot;; [.I33]))))-2); FIND(&quot;(&quot;; RIGHT([.I33]; LEN([.I33]) - FIND(&quot;, &quot;; [.I33]; FIND(&quot;!&quot;; [.I33]))))-2; LEN(RIGHT([.I33]; LEN([.I33]) - FIND(&quot;, &quot;; [.I33]; FIND(&quot;!&quot;; [.I33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72922 !72,922</text:p>
          </table:table-cell>
          <table:table-cell table:formula="of:=INT(LEFT([.L33]; 6))" office:value-type="float" office:value="72922" calcext:value-type="float">
            <text:p>72922</text:p>
          </table:table-cell>
          <table:table-cell office:value-type="string" calcext:value-type="string">
            <text:p>[50]</text:p>
          </table:table-cell>
        </table:table-row>
        <table:table-row table:style-name="ro1">
          <table:table-cell office:value-type="string" calcext:value-type="string">
            <text:p>37 !XXXVII</text:p>
          </table:table-cell>
          <table:table-cell office:value-type="string" calcext:value-type="string">
            <text:p>02003-01-26-0000January 26, 2003</text:p>
          </table:table-cell>
          <table:table-cell table:formula="of:=INT(RIGHT(LEFT([.B34]; 5); 4))" office:value-type="float" office:value="2003" calcext:value-type="float">
            <text:p>2003</text:p>
          </table:table-cell>
          <table:table-cell office:value-type="string" calcext:value-type="string">
            <text:p>Tampa Bay Buccaneers 01 !Tampa Bay Buccaneers*</text:p>
          </table:table-cell>
          <table:table-cell table:formula="of:=IF(ISNUMBER(FIND(&quot;*&quot;; [.D34])); &quot;NFC&quot;; IF(ISNUMBER(FIND(&quot;†&quot;; [.D34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4821 !48–21</text:p>
          </table:table-cell>
          <table:table-cell office:value-type="string" calcext:value-type="string">
            <text:p>Oakland Raiders 05 !Oakland Raiders† (5)</text:p>
          </table:table-cell>
          <table:table-cell office:value-type="string" calcext:value-type="string">
            <text:p>Jack Murphy Stadium 03 !Qualcomm Stadium (3)[note 4]</text:p>
          </table:table-cell>
          <table:table-cell office:value-type="string" calcext:value-type="string">
            <text:p>San Diego, California 03 !San Diego, California (3)</text:p>
          </table:table-cell>
          <table:table-cell table:formula="of:=LEFT([.I34]; FIND(&quot;,&quot;; [.I34])-1)" office:value-type="string" office:string-value="San Diego" calcext:value-type="string">
            <text:p>San Diego</text:p>
          </table:table-cell>
          <table:table-cell table:formula="of:=LEFT(RIGHT([.I34]; LEN([.I34]) - FIND(&quot;, &quot;; [.I34]; FIND(&quot;!&quot;; [.I34]))); IF(ISNUMBER(FIND(&quot;(&quot;; RIGHT([.I34]; LEN([.I34]) - FIND(&quot;, &quot;; [.I34]; FIND(&quot;!&quot;; [.I34]))))-2); FIND(&quot;(&quot;; RIGHT([.I34]; LEN([.I34]) - FIND(&quot;, &quot;; [.I34]; FIND(&quot;!&quot;; [.I34]))))-2; LEN(RIGHT([.I34]; LEN([.I34]) - FIND(&quot;, &quot;; [.I34]; FIND(&quot;!&quot;; [.I34]))))))" office:value-type="string" office:string-value=" California" calcext:value-type="string">
            <text:p><text:s/>California</text:p>
          </table:table-cell>
          <table:table-cell office:value-type="string" calcext:value-type="string">
            <text:p>067603 !67,603</text:p>
          </table:table-cell>
          <table:table-cell table:formula="of:=INT(LEFT([.L34]; 6))" office:value-type="float" office:value="67603" calcext:value-type="float">
            <text:p>67603</text:p>
          </table:table-cell>
          <table:table-cell office:value-type="string" calcext:value-type="string">
            <text:p>[51]</text:p>
          </table:table-cell>
        </table:table-row>
        <table:table-row table:style-name="ro1">
          <table:table-cell office:value-type="string" calcext:value-type="string">
            <text:p>38 !XXXVIII</text:p>
          </table:table-cell>
          <table:table-cell office:value-type="string" calcext:value-type="string">
            <text:p>02004-02-01-0000February 1, 2004</text:p>
          </table:table-cell>
          <table:table-cell table:formula="of:=INT(RIGHT(LEFT([.B35]; 5); 4))" office:value-type="float" office:value="2004" calcext:value-type="float">
            <text:p>2004</text:p>
          </table:table-cell>
          <table:table-cell office:value-type="string" calcext:value-type="string">
            <text:p>New England Patriots 04 !New England Patriots† (4)</text:p>
          </table:table-cell>
          <table:table-cell table:formula="of:=IF(ISNUMBER(FIND(&quot;*&quot;; [.D35])); &quot;NFC&quot;; IF(ISNUMBER(FIND(&quot;†&quot;; [.D35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229 !32–29</text:p>
          </table:table-cell>
          <table:table-cell office:value-type="string" calcext:value-type="string">
            <text:p>Carolina Panthers 01 !Carolina Panthers*</text:p>
          </table:table-cell>
          <table:table-cell office:value-type="string" calcext:value-type="string">
            <text:p>NRG Stadium 01 !Reliant Stadium[note 4]</text:p>
          </table:table-cell>
          <table:table-cell office:value-type="string" calcext:value-type="string">
            <text:p>Houston, Texas 02 !Houston, Texas (2)</text:p>
          </table:table-cell>
          <table:table-cell table:formula="of:=LEFT([.I35]; FIND(&quot;,&quot;; [.I35])-1)" office:value-type="string" office:string-value="Houston" calcext:value-type="string">
            <text:p>Houston</text:p>
          </table:table-cell>
          <table:table-cell table:formula="of:=LEFT(RIGHT([.I35]; LEN([.I35]) - FIND(&quot;, &quot;; [.I35]; FIND(&quot;!&quot;; [.I35]))); IF(ISNUMBER(FIND(&quot;(&quot;; RIGHT([.I35]; LEN([.I35]) - FIND(&quot;, &quot;; [.I35]; FIND(&quot;!&quot;; [.I35]))))-2); FIND(&quot;(&quot;; RIGHT([.I35]; LEN([.I35]) - FIND(&quot;, &quot;; [.I35]; FIND(&quot;!&quot;; [.I35]))))-2; LEN(RIGHT([.I35]; LEN([.I35]) - FIND(&quot;, &quot;; [.I35]; FIND(&quot;!&quot;; [.I35]))))))" office:value-type="string" office:string-value=" Texas" calcext:value-type="string">
            <text:p><text:s/>Texas</text:p>
          </table:table-cell>
          <table:table-cell office:value-type="string" calcext:value-type="string">
            <text:p>071525 !71,525</text:p>
          </table:table-cell>
          <table:table-cell table:formula="of:=INT(LEFT([.L35]; 6))" office:value-type="float" office:value="71525" calcext:value-type="float">
            <text:p>71525</text:p>
          </table:table-cell>
          <table:table-cell office:value-type="string" calcext:value-type="string">
            <text:p>[52]</text:p>
          </table:table-cell>
        </table:table-row>
        <table:table-row table:style-name="ro1">
          <table:table-cell office:value-type="string" calcext:value-type="string">
            <text:p>39 !XXXIX</text:p>
          </table:table-cell>
          <table:table-cell office:value-type="string" calcext:value-type="string">
            <text:p>02005-02-06-0000February 6, 2005</text:p>
          </table:table-cell>
          <table:table-cell table:formula="of:=INT(RIGHT(LEFT([.B36]; 5); 4))" office:value-type="float" office:value="2005" calcext:value-type="float">
            <text:p>2005</text:p>
          </table:table-cell>
          <table:table-cell office:value-type="string" calcext:value-type="string">
            <text:p>New England Patriots 05 !New England Patriots† (5)</text:p>
          </table:table-cell>
          <table:table-cell table:formula="of:=IF(ISNUMBER(FIND(&quot;*&quot;; [.D36])); &quot;NFC&quot;; IF(ISNUMBER(FIND(&quot;†&quot;; [.D36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421 !24–21</text:p>
          </table:table-cell>
          <table:table-cell office:value-type="string" calcext:value-type="string">
            <text:p>Philadelphia Eagles 02 !Philadelphia Eagles* (2)</text:p>
          </table:table-cell>
          <table:table-cell office:value-type="string" calcext:value-type="string">
            <text:p>ALLTEL Stadium 01 !ALLTEL Stadium</text:p>
          </table:table-cell>
          <table:table-cell office:value-type="string" calcext:value-type="string">
            <text:p>Jacksonville, Florida 01 !Jacksonville, Florida</text:p>
          </table:table-cell>
          <table:table-cell table:formula="of:=LEFT([.I36]; FIND(&quot;,&quot;; [.I36])-1)" office:value-type="string" office:string-value="Jacksonville" calcext:value-type="string">
            <text:p>Jacksonville</text:p>
          </table:table-cell>
          <table:table-cell table:formula="of:=LEFT(RIGHT([.I36]; LEN([.I36]) - FIND(&quot;, &quot;; [.I36]; FIND(&quot;!&quot;; [.I36]))); IF(ISNUMBER(FIND(&quot;(&quot;; RIGHT([.I36]; LEN([.I36]) - FIND(&quot;, &quot;; [.I36]; FIND(&quot;!&quot;; [.I36]))))-2); FIND(&quot;(&quot;; RIGHT([.I36]; LEN([.I36]) - FIND(&quot;, &quot;; [.I36]; FIND(&quot;!&quot;; [.I36]))))-2; LEN(RIGHT([.I36]; LEN([.I36]) - FIND(&quot;, &quot;; [.I36]; FIND(&quot;!&quot;; [.I36]))))))" office:value-type="string" office:string-value=" Florida" calcext:value-type="string">
            <text:p><text:s/>Florida</text:p>
          </table:table-cell>
          <table:table-cell office:value-type="string" calcext:value-type="string">
            <text:p>078125 !78,125</text:p>
          </table:table-cell>
          <table:table-cell table:formula="of:=INT(LEFT([.L36]; 6))" office:value-type="float" office:value="78125" calcext:value-type="float">
            <text:p>78125</text:p>
          </table:table-cell>
          <table:table-cell office:value-type="string" calcext:value-type="string">
            <text:p>[53]</text:p>
          </table:table-cell>
        </table:table-row>
        <table:table-row table:style-name="ro1">
          <table:table-cell office:value-type="string" calcext:value-type="string">
            <text:p>40 !XL</text:p>
          </table:table-cell>
          <table:table-cell office:value-type="string" calcext:value-type="string">
            <text:p>02006-02-05-0000February 5, 2006</text:p>
          </table:table-cell>
          <table:table-cell table:formula="of:=INT(RIGHT(LEFT([.B37]; 5); 4))" office:value-type="float" office:value="2006" calcext:value-type="float">
            <text:p>2006</text:p>
          </table:table-cell>
          <table:table-cell office:value-type="string" calcext:value-type="string">
            <text:p>Pittsburgh Steelers 06 !Pittsburgh Steelers† (6)[note 3]</text:p>
          </table:table-cell>
          <table:table-cell table:formula="of:=IF(ISNUMBER(FIND(&quot;*&quot;; [.D37])); &quot;NFC&quot;; IF(ISNUMBER(FIND(&quot;†&quot;; [.D37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110 !21–10</text:p>
          </table:table-cell>
          <table:table-cell office:value-type="string" calcext:value-type="string">
            <text:p>Seattle Seahawks 01 !Seattle Seahawks*</text:p>
          </table:table-cell>
          <table:table-cell office:value-type="string" calcext:value-type="string">
            <text:p>Ford Field 01 !Ford Field</text:p>
          </table:table-cell>
          <table:table-cell office:value-type="string" calcext:value-type="string">
            <text:p>Detroit, Michigan 02 !Detroit, Michigan (2)[note 1]</text:p>
          </table:table-cell>
          <table:table-cell table:formula="of:=LEFT([.I37]; FIND(&quot;,&quot;; [.I37])-1)" office:value-type="string" office:string-value="Detroit" calcext:value-type="string">
            <text:p>Detroit</text:p>
          </table:table-cell>
          <table:table-cell table:formula="of:=LEFT(RIGHT([.I37]; LEN([.I37]) - FIND(&quot;, &quot;; [.I37]; FIND(&quot;!&quot;; [.I37]))); IF(ISNUMBER(FIND(&quot;(&quot;; RIGHT([.I37]; LEN([.I37]) - FIND(&quot;, &quot;; [.I37]; FIND(&quot;!&quot;; [.I37]))))-2); FIND(&quot;(&quot;; RIGHT([.I37]; LEN([.I37]) - FIND(&quot;, &quot;; [.I37]; FIND(&quot;!&quot;; [.I37]))))-2; LEN(RIGHT([.I37]; LEN([.I37]) - FIND(&quot;, &quot;; [.I37]; FIND(&quot;!&quot;; [.I37]))))))" office:value-type="string" office:string-value=" Michigan" calcext:value-type="string">
            <text:p><text:s/>Michigan</text:p>
          </table:table-cell>
          <table:table-cell office:value-type="string" calcext:value-type="string">
            <text:p>068206 !68,206</text:p>
          </table:table-cell>
          <table:table-cell table:formula="of:=INT(LEFT([.L37]; 6))" office:value-type="float" office:value="68206" calcext:value-type="float">
            <text:p>68206</text:p>
          </table:table-cell>
          <table:table-cell office:value-type="string" calcext:value-type="string">
            <text:p>[54]</text:p>
          </table:table-cell>
        </table:table-row>
        <table:table-row table:style-name="ro1">
          <table:table-cell office:value-type="string" calcext:value-type="string">
            <text:p>41 !XLI</text:p>
          </table:table-cell>
          <table:table-cell office:value-type="string" calcext:value-type="string">
            <text:p>02007-02-04-0000February 4, 2007</text:p>
          </table:table-cell>
          <table:table-cell table:formula="of:=INT(RIGHT(LEFT([.B38]; 5); 4))" office:value-type="float" office:value="2007" calcext:value-type="float">
            <text:p>2007</text:p>
          </table:table-cell>
          <table:table-cell office:value-type="string" calcext:value-type="string">
            <text:p>Indianapolis Colts 03 !Indianapolis Colts† (3)</text:p>
          </table:table-cell>
          <table:table-cell table:formula="of:=IF(ISNUMBER(FIND(&quot;*&quot;; [.D38])); &quot;NFC&quot;; IF(ISNUMBER(FIND(&quot;†&quot;; [.D38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917 !29–17</text:p>
          </table:table-cell>
          <table:table-cell office:value-type="string" calcext:value-type="string">
            <text:p>Chicago Bears 02 !Chicago Bears* (2)</text:p>
          </table:table-cell>
          <table:table-cell office:value-type="string" calcext:value-type="string">
            <text:p>Joe Robbie Stadium 04 !Dolphin Stadium (4)[note 4]</text:p>
          </table:table-cell>
          <table:table-cell office:value-type="string" calcext:value-type="string">
            <text:p>Miami, Florida 09 !Miami Gardens, Florida (9)[note 2]</text:p>
          </table:table-cell>
          <table:table-cell table:formula="of:=LEFT([.I38]; FIND(&quot;,&quot;; [.I38])-1)" office:value-type="string" office:string-value="Miami" calcext:value-type="string">
            <text:p>Miami</text:p>
          </table:table-cell>
          <table:table-cell table:formula="of:=LEFT(RIGHT([.I38]; LEN([.I38]) - FIND(&quot;, &quot;; [.I38]; FIND(&quot;!&quot;; [.I38]))); IF(ISNUMBER(FIND(&quot;(&quot;; RIGHT([.I38]; LEN([.I38]) - FIND(&quot;, &quot;; [.I38]; FIND(&quot;!&quot;; [.I38]))))-2); FIND(&quot;(&quot;; RIGHT([.I38]; LEN([.I38]) - FIND(&quot;, &quot;; [.I38]; FIND(&quot;!&quot;; [.I38]))))-2; LEN(RIGHT([.I38]; LEN([.I38]) - FIND(&quot;, &quot;; [.I38]; FIND(&quot;!&quot;; [.I38]))))))" office:value-type="string" office:string-value=" Florida" calcext:value-type="string">
            <text:p><text:s/>Florida</text:p>
          </table:table-cell>
          <table:table-cell office:value-type="string" calcext:value-type="string">
            <text:p>074512 !74,512</text:p>
          </table:table-cell>
          <table:table-cell table:formula="of:=INT(LEFT([.L38]; 6))" office:value-type="float" office:value="74512" calcext:value-type="float">
            <text:p>74512</text:p>
          </table:table-cell>
          <table:table-cell office:value-type="string" calcext:value-type="string">
            <text:p>[55]</text:p>
          </table:table-cell>
        </table:table-row>
        <table:table-row table:style-name="ro1">
          <table:table-cell office:value-type="string" calcext:value-type="string">
            <text:p>42 !XLII</text:p>
          </table:table-cell>
          <table:table-cell office:value-type="string" calcext:value-type="string">
            <text:p>02008-02-03-0000February 3, 2008</text:p>
          </table:table-cell>
          <table:table-cell table:formula="of:=INT(RIGHT(LEFT([.B39]; 5); 4))" office:value-type="float" office:value="2008" calcext:value-type="float">
            <text:p>2008</text:p>
          </table:table-cell>
          <table:table-cell office:value-type="string" calcext:value-type="string">
            <text:p>New York Giants 04 !New York Giants* (4)[note 3]</text:p>
          </table:table-cell>
          <table:table-cell table:formula="of:=IF(ISNUMBER(FIND(&quot;*&quot;; [.D39])); &quot;NFC&quot;; IF(ISNUMBER(FIND(&quot;†&quot;; [.D39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1714 !17–14</text:p>
          </table:table-cell>
          <table:table-cell office:value-type="string" calcext:value-type="string">
            <text:p>New England Patriots 06 !New England Patriots† (6)</text:p>
          </table:table-cell>
          <table:table-cell office:value-type="string" calcext:value-type="string">
            <text:p>University of Phoenix Stadium 01 !University of Phoenix Stadium</text:p>
          </table:table-cell>
          <table:table-cell office:value-type="string" calcext:value-type="string">
            <text:p>Glendale, Arizona 02 !Glendale, Arizona (2)[note 1]</text:p>
          </table:table-cell>
          <table:table-cell table:formula="of:=LEFT([.I39]; FIND(&quot;,&quot;; [.I39])-1)" office:value-type="string" office:string-value="Glendale" calcext:value-type="string">
            <text:p>Glendale</text:p>
          </table:table-cell>
          <table:table-cell table:formula="of:=LEFT(RIGHT([.I39]; LEN([.I39]) - FIND(&quot;, &quot;; [.I39]; FIND(&quot;!&quot;; [.I39]))); IF(ISNUMBER(FIND(&quot;(&quot;; RIGHT([.I39]; LEN([.I39]) - FIND(&quot;, &quot;; [.I39]; FIND(&quot;!&quot;; [.I39]))))-2); FIND(&quot;(&quot;; RIGHT([.I39]; LEN([.I39]) - FIND(&quot;, &quot;; [.I39]; FIND(&quot;!&quot;; [.I39]))))-2; LEN(RIGHT([.I39]; LEN([.I39]) - FIND(&quot;, &quot;; [.I39]; FIND(&quot;!&quot;; [.I39]))))))" office:value-type="string" office:string-value=" Arizona" calcext:value-type="string">
            <text:p><text:s/>Arizona</text:p>
          </table:table-cell>
          <table:table-cell office:value-type="string" calcext:value-type="string">
            <text:p>071101 !71,101</text:p>
          </table:table-cell>
          <table:table-cell table:formula="of:=INT(LEFT([.L39]; 6))" office:value-type="float" office:value="71101" calcext:value-type="float">
            <text:p>71101</text:p>
          </table:table-cell>
          <table:table-cell office:value-type="string" calcext:value-type="string">
            <text:p>[56]</text:p>
          </table:table-cell>
        </table:table-row>
        <table:table-row table:style-name="ro1">
          <table:table-cell office:value-type="string" calcext:value-type="string">
            <text:p>43 !XLIII</text:p>
          </table:table-cell>
          <table:table-cell office:value-type="string" calcext:value-type="string">
            <text:p>02009-02-01-0000February 1, 2009</text:p>
          </table:table-cell>
          <table:table-cell table:formula="of:=INT(RIGHT(LEFT([.B40]; 5); 4))" office:value-type="float" office:value="2009" calcext:value-type="float">
            <text:p>2009</text:p>
          </table:table-cell>
          <table:table-cell office:value-type="string" calcext:value-type="string">
            <text:p>Pittsburgh Steelers 07 !Pittsburgh Steelers† (7)</text:p>
          </table:table-cell>
          <table:table-cell table:formula="of:=IF(ISNUMBER(FIND(&quot;*&quot;; [.D40])); &quot;NFC&quot;; IF(ISNUMBER(FIND(&quot;†&quot;; [.D40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723 !27–23</text:p>
          </table:table-cell>
          <table:table-cell office:value-type="string" calcext:value-type="string">
            <text:p>Arizona Cardinals 01 !Arizona Cardinals*</text:p>
          </table:table-cell>
          <table:table-cell office:value-type="string" calcext:value-type="string">
            <text:p>Raymond James Stadium 02 !Raymond James Stadium (2)</text:p>
          </table:table-cell>
          <table:table-cell office:value-type="string" calcext:value-type="string">
            <text:p>Tampa, Florida 04 !Tampa, Florida (4)</text:p>
          </table:table-cell>
          <table:table-cell table:formula="of:=LEFT([.I40]; FIND(&quot;,&quot;; [.I40])-1)" office:value-type="string" office:string-value="Tampa" calcext:value-type="string">
            <text:p>Tampa</text:p>
          </table:table-cell>
          <table:table-cell table:formula="of:=LEFT(RIGHT([.I40]; LEN([.I40]) - FIND(&quot;, &quot;; [.I40]; FIND(&quot;!&quot;; [.I40]))); IF(ISNUMBER(FIND(&quot;(&quot;; RIGHT([.I40]; LEN([.I40]) - FIND(&quot;, &quot;; [.I40]; FIND(&quot;!&quot;; [.I40]))))-2); FIND(&quot;(&quot;; RIGHT([.I40]; LEN([.I40]) - FIND(&quot;, &quot;; [.I40]; FIND(&quot;!&quot;; [.I40]))))-2; LEN(RIGHT([.I40]; LEN([.I40]) - FIND(&quot;, &quot;; [.I40]; FIND(&quot;!&quot;; [.I40]))))))" office:value-type="string" office:string-value=" Florida" calcext:value-type="string">
            <text:p><text:s/>Florida</text:p>
          </table:table-cell>
          <table:table-cell office:value-type="string" calcext:value-type="string">
            <text:p>070774 !70,774</text:p>
          </table:table-cell>
          <table:table-cell table:formula="of:=INT(LEFT([.L40]; 6))" office:value-type="float" office:value="70774" calcext:value-type="float">
            <text:p>70774</text:p>
          </table:table-cell>
          <table:table-cell office:value-type="string" calcext:value-type="string">
            <text:p>[57]</text:p>
          </table:table-cell>
        </table:table-row>
        <table:table-row table:style-name="ro1">
          <table:table-cell office:value-type="string" calcext:value-type="string">
            <text:p>44 !XLIV</text:p>
          </table:table-cell>
          <table:table-cell office:value-type="string" calcext:value-type="string">
            <text:p>02010-02-07-0000February 7, 2010</text:p>
          </table:table-cell>
          <table:table-cell table:formula="of:=INT(RIGHT(LEFT([.B41]; 5); 4))" office:value-type="float" office:value="2010" calcext:value-type="float">
            <text:p>2010</text:p>
          </table:table-cell>
          <table:table-cell office:value-type="string" calcext:value-type="string">
            <text:p>New Orleans Saints 01 !New Orleans Saints*</text:p>
          </table:table-cell>
          <table:table-cell table:formula="of:=IF(ISNUMBER(FIND(&quot;*&quot;; [.D41])); &quot;NFC&quot;; IF(ISNUMBER(FIND(&quot;†&quot;; [.D41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3117 !31–17</text:p>
          </table:table-cell>
          <table:table-cell office:value-type="string" calcext:value-type="string">
            <text:p>Indianapolis Colts 04 !Indianapolis Colts† (4)</text:p>
          </table:table-cell>
          <table:table-cell office:value-type="string" calcext:value-type="string">
            <text:p>Joe Robbie Stadium 05 !Sun Life Stadium (5)[note 4]</text:p>
          </table:table-cell>
          <table:table-cell office:value-type="string" calcext:value-type="string">
            <text:p>Miami, Florida 10 !Miami Gardens, Florida (10)[note 2]</text:p>
          </table:table-cell>
          <table:table-cell table:formula="of:=LEFT([.I41]; FIND(&quot;,&quot;; [.I41])-1)" office:value-type="string" office:string-value="Miami" calcext:value-type="string">
            <text:p>Miami</text:p>
          </table:table-cell>
          <table:table-cell table:formula="of:=LEFT(RIGHT([.I41]; LEN([.I41]) - FIND(&quot;, &quot;; [.I41]; FIND(&quot;!&quot;; [.I41]))); IF(ISNUMBER(FIND(&quot;(&quot;; RIGHT([.I41]; LEN([.I41]) - FIND(&quot;, &quot;; [.I41]; FIND(&quot;!&quot;; [.I41]))))-2); FIND(&quot;(&quot;; RIGHT([.I41]; LEN([.I41]) - FIND(&quot;, &quot;; [.I41]; FIND(&quot;!&quot;; [.I41]))))-2; LEN(RIGHT([.I41]; LEN([.I41]) - FIND(&quot;, &quot;; [.I41]; FIND(&quot;!&quot;; [.I41]))))))" office:value-type="string" office:string-value=" Florida" calcext:value-type="string">
            <text:p><text:s/>Florida</text:p>
          </table:table-cell>
          <table:table-cell office:value-type="string" calcext:value-type="string">
            <text:p>074059 !74,059</text:p>
          </table:table-cell>
          <table:table-cell table:formula="of:=INT(LEFT([.L41]; 6))" office:value-type="float" office:value="74059" calcext:value-type="float">
            <text:p>74059</text:p>
          </table:table-cell>
          <table:table-cell office:value-type="string" calcext:value-type="string">
            <text:p>[58]</text:p>
          </table:table-cell>
        </table:table-row>
        <table:table-row table:style-name="ro1">
          <table:table-cell office:value-type="string" calcext:value-type="string">
            <text:p>45 !XLV</text:p>
          </table:table-cell>
          <table:table-cell office:value-type="string" calcext:value-type="string">
            <text:p>02011-02-06-0000February 6, 2011</text:p>
          </table:table-cell>
          <table:table-cell table:formula="of:=INT(RIGHT(LEFT([.B42]; 5); 4))" office:value-type="float" office:value="2011" calcext:value-type="float">
            <text:p>2011</text:p>
          </table:table-cell>
          <table:table-cell office:value-type="string" calcext:value-type="string">
            <text:p>Green Bay Packers 05 !Green Bay Packers* (5)[note 3]</text:p>
          </table:table-cell>
          <table:table-cell table:formula="of:=IF(ISNUMBER(FIND(&quot;*&quot;; [.D42])); &quot;NFC&quot;; IF(ISNUMBER(FIND(&quot;†&quot;; [.D42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3125 !31–25</text:p>
          </table:table-cell>
          <table:table-cell office:value-type="string" calcext:value-type="string">
            <text:p>Pittsburgh Steelers 08 !Pittsburgh Steelers† (8)</text:p>
          </table:table-cell>
          <table:table-cell office:value-type="string" calcext:value-type="string">
            <text:p>Cowboys Stadium 01 !Cowboys Stadium</text:p>
          </table:table-cell>
          <table:table-cell office:value-type="string" calcext:value-type="string">
            <text:p>Arlington, Texas 01 !Arlington, Texas</text:p>
          </table:table-cell>
          <table:table-cell table:formula="of:=LEFT([.I42]; FIND(&quot;,&quot;; [.I42])-1)" office:value-type="string" office:string-value="Arlington" calcext:value-type="string">
            <text:p>Arlington</text:p>
          </table:table-cell>
          <table:table-cell table:formula="of:=LEFT(RIGHT([.I42]; LEN([.I42]) - FIND(&quot;, &quot;; [.I42]; FIND(&quot;!&quot;; [.I42]))); IF(ISNUMBER(FIND(&quot;(&quot;; RIGHT([.I42]; LEN([.I42]) - FIND(&quot;, &quot;; [.I42]; FIND(&quot;!&quot;; [.I42]))))-2); FIND(&quot;(&quot;; RIGHT([.I42]; LEN([.I42]) - FIND(&quot;, &quot;; [.I42]; FIND(&quot;!&quot;; [.I42]))))-2; LEN(RIGHT([.I42]; LEN([.I42]) - FIND(&quot;, &quot;; [.I42]; FIND(&quot;!&quot;; [.I42]))))))" office:value-type="string" office:string-value=" Texas" calcext:value-type="string">
            <text:p><text:s/>Texas</text:p>
          </table:table-cell>
          <table:table-cell office:value-type="string" calcext:value-type="string">
            <text:p>103219 !103,219</text:p>
          </table:table-cell>
          <table:table-cell table:formula="of:=INT(LEFT([.L42]; 6))" office:value-type="float" office:value="103219" calcext:value-type="float">
            <text:p>103219</text:p>
          </table:table-cell>
          <table:table-cell office:value-type="string" calcext:value-type="string">
            <text:p>[59]</text:p>
          </table:table-cell>
        </table:table-row>
        <table:table-row table:style-name="ro1">
          <table:table-cell office:value-type="string" calcext:value-type="string">
            <text:p>46 !XLVI</text:p>
          </table:table-cell>
          <table:table-cell office:value-type="string" calcext:value-type="string">
            <text:p>02012-02-05-0000February 5, 2012</text:p>
          </table:table-cell>
          <table:table-cell table:formula="of:=INT(RIGHT(LEFT([.B43]; 5); 4))" office:value-type="float" office:value="2012" calcext:value-type="float">
            <text:p>2012</text:p>
          </table:table-cell>
          <table:table-cell office:value-type="string" calcext:value-type="string">
            <text:p>New York Giants 05 !New York Giants* (5)</text:p>
          </table:table-cell>
          <table:table-cell table:formula="of:=IF(ISNUMBER(FIND(&quot;*&quot;; [.D43])); &quot;NFC&quot;; IF(ISNUMBER(FIND(&quot;†&quot;; [.D43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2117 !21–17</text:p>
          </table:table-cell>
          <table:table-cell office:value-type="string" calcext:value-type="string">
            <text:p>New England Patriots 07 !New England Patriots† (7)</text:p>
          </table:table-cell>
          <table:table-cell office:value-type="string" calcext:value-type="string">
            <text:p>Lucas Oil Stadium 01 !Lucas Oil Stadium</text:p>
          </table:table-cell>
          <table:table-cell office:value-type="string" calcext:value-type="string">
            <text:p>Indianapolis, Indiana 01 !Indianapolis, Indiana</text:p>
          </table:table-cell>
          <table:table-cell table:formula="of:=LEFT([.I43]; FIND(&quot;,&quot;; [.I43])-1)" office:value-type="string" office:string-value="Indianapolis" calcext:value-type="string">
            <text:p>Indianapolis</text:p>
          </table:table-cell>
          <table:table-cell table:formula="of:=LEFT(RIGHT([.I43]; LEN([.I43]) - FIND(&quot;, &quot;; [.I43]; FIND(&quot;!&quot;; [.I43]))); IF(ISNUMBER(FIND(&quot;(&quot;; RIGHT([.I43]; LEN([.I43]) - FIND(&quot;, &quot;; [.I43]; FIND(&quot;!&quot;; [.I43]))))-2); FIND(&quot;(&quot;; RIGHT([.I43]; LEN([.I43]) - FIND(&quot;, &quot;; [.I43]; FIND(&quot;!&quot;; [.I43]))))-2; LEN(RIGHT([.I43]; LEN([.I43]) - FIND(&quot;, &quot;; [.I43]; FIND(&quot;!&quot;; [.I43]))))))" office:value-type="string" office:string-value=" Indiana" calcext:value-type="string">
            <text:p><text:s/>Indiana</text:p>
          </table:table-cell>
          <table:table-cell office:value-type="string" calcext:value-type="string">
            <text:p>068658 !68,658</text:p>
          </table:table-cell>
          <table:table-cell table:formula="of:=INT(LEFT([.L43]; 6))" office:value-type="float" office:value="68658" calcext:value-type="float">
            <text:p>68658</text:p>
          </table:table-cell>
          <table:table-cell office:value-type="string" calcext:value-type="string">
            <text:p>[60][61]</text:p>
          </table:table-cell>
        </table:table-row>
        <table:table-row table:style-name="ro1">
          <table:table-cell office:value-type="string" calcext:value-type="string">
            <text:p>47 !XLVII</text:p>
          </table:table-cell>
          <table:table-cell office:value-type="string" calcext:value-type="string">
            <text:p>02013-02-03-0000February 3, 2013</text:p>
          </table:table-cell>
          <table:table-cell table:formula="of:=INT(RIGHT(LEFT([.B44]; 5); 4))" office:value-type="float" office:value="2013" calcext:value-type="float">
            <text:p>2013</text:p>
          </table:table-cell>
          <table:table-cell office:value-type="string" calcext:value-type="string">
            <text:p>Baltimore Ravens 02 !Baltimore Ravens† (2)</text:p>
          </table:table-cell>
          <table:table-cell table:formula="of:=IF(ISNUMBER(FIND(&quot;*&quot;; [.D44])); &quot;NFC&quot;; IF(ISNUMBER(FIND(&quot;†&quot;; [.D44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3431 !34–31</text:p>
          </table:table-cell>
          <table:table-cell office:value-type="string" calcext:value-type="string">
            <text:p>San Francisco 49ers 06 !San Francisco 49ers* (6)</text:p>
          </table:table-cell>
          <table:table-cell office:value-type="string" calcext:value-type="string">
            <text:p>Louisiana Superdome 07 !Mercedes-Benz Superdome (7)</text:p>
          </table:table-cell>
          <table:table-cell office:value-type="string" calcext:value-type="string">
            <text:p>New Orleans, Louisiana 10 !New Orleans, Louisiana (10)</text:p>
          </table:table-cell>
          <table:table-cell table:formula="of:=LEFT([.I44]; FIND(&quot;,&quot;; [.I44])-1)" office:value-type="string" office:string-value="New Orleans" calcext:value-type="string">
            <text:p>New Orleans</text:p>
          </table:table-cell>
          <table:table-cell table:formula="of:=LEFT(RIGHT([.I44]; LEN([.I44]) - FIND(&quot;, &quot;; [.I44]; FIND(&quot;!&quot;; [.I44]))); IF(ISNUMBER(FIND(&quot;(&quot;; RIGHT([.I44]; LEN([.I44]) - FIND(&quot;, &quot;; [.I44]; FIND(&quot;!&quot;; [.I44]))))-2); FIND(&quot;(&quot;; RIGHT([.I44]; LEN([.I44]) - FIND(&quot;, &quot;; [.I44]; FIND(&quot;!&quot;; [.I44]))))-2; LEN(RIGHT([.I44]; LEN([.I44]) - FIND(&quot;, &quot;; [.I44]; FIND(&quot;!&quot;; [.I44]))))))" office:value-type="string" office:string-value=" Louisiana" calcext:value-type="string">
            <text:p><text:s/>Louisiana</text:p>
          </table:table-cell>
          <table:table-cell office:value-type="string" calcext:value-type="string">
            <text:p>071024 !71,024</text:p>
          </table:table-cell>
          <table:table-cell table:formula="of:=INT(LEFT([.L44]; 6))" office:value-type="float" office:value="71024" calcext:value-type="float">
            <text:p>71024</text:p>
          </table:table-cell>
          <table:table-cell office:value-type="string" calcext:value-type="string">
            <text:p>[60][62]</text:p>
          </table:table-cell>
        </table:table-row>
        <table:table-row table:style-name="ro1">
          <table:table-cell office:value-type="string" calcext:value-type="string">
            <text:p>48 !XLVIII</text:p>
          </table:table-cell>
          <table:table-cell office:value-type="string" calcext:value-type="string">
            <text:p>02014-02-02-0000February 2, 2014</text:p>
          </table:table-cell>
          <table:table-cell table:formula="of:=INT(RIGHT(LEFT([.B45]; 5); 4))" office:value-type="float" office:value="2014" calcext:value-type="float">
            <text:p>2014</text:p>
          </table:table-cell>
          <table:table-cell office:value-type="string" calcext:value-type="string">
            <text:p>Seattle Seahawks 02 !Seattle Seahawks* (2)</text:p>
          </table:table-cell>
          <table:table-cell table:formula="of:=IF(ISNUMBER(FIND(&quot;*&quot;; [.D45])); &quot;NFC&quot;; IF(ISNUMBER(FIND(&quot;†&quot;; [.D45])); &quot;AFC&quot;; &quot;other&quot;))" office:value-type="string" office:string-value="NFC" calcext:value-type="string">
            <text:p>NFC</text:p>
          </table:table-cell>
          <table:table-cell office:value-type="string" calcext:value-type="string">
            <text:p>4308 !43–8</text:p>
          </table:table-cell>
          <table:table-cell office:value-type="string" calcext:value-type="string">
            <text:p>Denver Broncos 07 !Denver Broncos† (7)</text:p>
          </table:table-cell>
          <table:table-cell office:value-type="string" calcext:value-type="string">
            <text:p>MetLife Stadium 01 !MetLife Stadium</text:p>
          </table:table-cell>
          <table:table-cell office:value-type="string" calcext:value-type="string">
            <text:p>East Rutherford, New Jersey !East Rutherford, New Jersey</text:p>
          </table:table-cell>
          <table:table-cell table:formula="of:=LEFT([.I45]; FIND(&quot;,&quot;; [.I45])-1)" office:value-type="string" office:string-value="East Rutherford" calcext:value-type="string">
            <text:p>East Rutherford</text:p>
          </table:table-cell>
          <table:table-cell table:formula="of:=LEFT(RIGHT([.I45]; LEN([.I45]) - FIND(&quot;, &quot;; [.I45]; FIND(&quot;!&quot;; [.I45]))); IF(ISNUMBER(FIND(&quot;(&quot;; RIGHT([.I45]; LEN([.I45]) - FIND(&quot;, &quot;; [.I45]; FIND(&quot;!&quot;; [.I45]))))-2); FIND(&quot;(&quot;; RIGHT([.I45]; LEN([.I45]) - FIND(&quot;, &quot;; [.I45]; FIND(&quot;!&quot;; [.I45]))))-2; LEN(RIGHT([.I45]; LEN([.I45]) - FIND(&quot;, &quot;; [.I45]; FIND(&quot;!&quot;; [.I45]))))))" office:value-type="string" office:string-value=" New Jersey" calcext:value-type="string">
            <text:p><text:s/>New Jersey</text:p>
          </table:table-cell>
          <table:table-cell office:value-type="string" calcext:value-type="string">
            <text:p>082529 !82,529</text:p>
          </table:table-cell>
          <table:table-cell table:formula="of:=INT(LEFT([.L45]; 6))" office:value-type="float" office:value="82529" calcext:value-type="float">
            <text:p>82529</text:p>
          </table:table-cell>
          <table:table-cell office:value-type="string" calcext:value-type="string">
            <text:p>[63]</text:p>
          </table:table-cell>
        </table:table-row>
        <table:table-row table:style-name="ro1">
          <table:table-cell office:value-type="string" calcext:value-type="string">
            <text:p>49 !XLIX</text:p>
          </table:table-cell>
          <table:table-cell office:value-type="string" calcext:value-type="string">
            <text:p>02015-02-01-0000February 1, 2015</text:p>
          </table:table-cell>
          <table:table-cell table:formula="of:=INT(RIGHT(LEFT([.B46]; 5); 4))" office:value-type="float" office:value="2015" calcext:value-type="float">
            <text:p>2015</text:p>
          </table:table-cell>
          <table:table-cell office:value-type="string" calcext:value-type="string">
            <text:p>New England Patriots 08 !New England Patriots† (8)</text:p>
          </table:table-cell>
          <table:table-cell table:formula="of:=IF(ISNUMBER(FIND(&quot;*&quot;; [.D46])); &quot;NFC&quot;; IF(ISNUMBER(FIND(&quot;†&quot;; [.D46])); &quot;AFC&quot;; &quot;other&quot;))" office:value-type="string" office:string-value="AFC" calcext:value-type="string">
            <text:p>AFC</text:p>
          </table:table-cell>
          <table:table-cell office:value-type="string" calcext:value-type="string">
            <text:p>2824 !28–24</text:p>
          </table:table-cell>
          <table:table-cell office:value-type="string" calcext:value-type="string">
            <text:p>Seattle Seahawks 03 !Seattle Seahawks* (3)</text:p>
          </table:table-cell>
          <table:table-cell office:value-type="string" calcext:value-type="string">
            <text:p>University of Phoenix Stadium 02 !University of Phoenix Stadium (2)</text:p>
          </table:table-cell>
          <table:table-cell office:value-type="string" calcext:value-type="string">
            <text:p>Glendale, Arizona 03 !Glendale, Arizona (3)[note 1]</text:p>
          </table:table-cell>
          <table:table-cell table:formula="of:=LEFT([.I46]; FIND(&quot;,&quot;; [.I46])-1)" office:value-type="string" office:string-value="Glendale" calcext:value-type="string">
            <text:p>Glendale</text:p>
          </table:table-cell>
          <table:table-cell table:formula="of:=LEFT(RIGHT([.I46]; LEN([.I46]) - FIND(&quot;, &quot;; [.I46]; FIND(&quot;!&quot;; [.I46]))); IF(ISNUMBER(FIND(&quot;(&quot;; RIGHT([.I46]; LEN([.I46]) - FIND(&quot;, &quot;; [.I46]; FIND(&quot;!&quot;; [.I46]))))-2); FIND(&quot;(&quot;; RIGHT([.I46]; LEN([.I46]) - FIND(&quot;, &quot;; [.I46]; FIND(&quot;!&quot;; [.I46]))))-2; LEN(RIGHT([.I46]; LEN([.I46]) - FIND(&quot;, &quot;; [.I46]; FIND(&quot;!&quot;; [.I46]))))))" office:value-type="string" office:string-value=" Arizona" calcext:value-type="string">
            <text:p><text:s/>Arizona</text:p>
          </table:table-cell>
          <table:table-cell office:value-type="string" calcext:value-type="string">
            <text:p>070288 !70,288</text:p>
          </table:table-cell>
          <table:table-cell table:formula="of:=INT(LEFT([.L46]; 6))" office:value-type="float" office:value="70288" calcext:value-type="float">
            <text:p>70288</text:p>
          </table:table-cell>
          <table:table-cell office:value-type="string" calcext:value-type="string">
            <text:p>[64][65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9T12:36:06.446870750</dc:date>
    <meta:editing-duration>PT11M49S</meta:editing-duration>
    <meta:editing-cycles>1</meta:editing-cycles>
    <meta:document-statistic meta:table-count="1" meta:cell-count="644" meta:object-count="0"/>
    <meta:generator>LibreOffice/4.3.3.2$Linux_X86_64 LibreOffice_project/430m0$Build-2</meta:generator>
  </office:meta>
</office:document-meta>
</file>